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full-path="Object 90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full-path="Object 91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full-path="Object 9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full-path="Object 93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full-path="Object 94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full-path="Object 95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full-path="Object 96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full-path="Object 97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application/vnd.sun.star.oleobject" manifest:full-path="Object 41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wmf;windows_formatname=&quot;Image WMF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full-path="Object 10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full-path="Object 103/"/>
  <manifest:file-entry manifest:media-type="" manifest:full-path="Object 104/Configurations2/statusba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progressbar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full-path="Object 108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full-path="Object 10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" manifest:full-path="Object 69/Configurations2/statu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" manifest:full-path="Object 71/Configurations2/statusbar/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" manifest:full-path="Object 79/Configurations2/statu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" manifest:full-path="Object 82/Configurations2/statusbar/"/>
  <manifest:file-entry manifest:media-type="" manifest:full-path="Object 82/Configurations2/accelerator/current.xml"/>
  <manifest:file-entry manifest:media-type="" manifest:full-path="Object 82/Configurations2/accelerato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application/vnd.sun.star.oleobject" manifest:full-path="Object 33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size-complex="10pt"/>
    </style:style>
    <style:style style:name="P2" style:family="paragraph" style:parent-style-name="Footer">
      <style:paragraph-properties>
        <style:tab-stops>
          <style:tab-stop style:position="9.525cm" style:type="center"/>
          <style:tab-stop style:position="16.722cm" style:type="right"/>
        </style:tab-stops>
      </style:paragraph-properties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7" style:family="paragraph" style:parent-style-name="Standard">
      <style:paragraph-properties fo:line-height="150%" fo:text-align="justify" style:justify-single-word="false"/>
      <style:text-properties fo:font-size="9pt" style:font-size-asian="9pt" style:font-weight-complex="bold"/>
    </style:style>
    <style:style style:name="P8" style:family="paragraph" style:parent-style-name="Standard">
      <style:paragraph-properties fo:line-height="150%"/>
      <style:text-properties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list-style-name="L1">
      <style:paragraph-properties fo:text-align="justify" style:justify-single-word="false"/>
    </style:style>
    <style:style style:name="P12" style:family="paragraph" style:parent-style-name="Standard" style:list-style-name="L2">
      <style:paragraph-properties fo:text-align="justify" style:justify-single-word="false"/>
    </style:style>
    <style:style style:name="P13" style:family="paragraph" style:parent-style-name="Standard" style:list-style-name="L3">
      <style:paragraph-properties fo:text-align="justify" style:justify-single-word="false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 style:list-style-name="L4">
      <style:paragraph-properties fo:line-height="150%" fo:text-align="justify" style:justify-single-word="false"/>
    </style:style>
    <style:style style:name="P16" style:family="paragraph" style:parent-style-name="Standard" style:list-style-name="L5">
      <style:paragraph-properties fo:line-height="150%" fo:text-align="justify" style:justify-single-word="false"/>
    </style:style>
    <style:style style:name="P17" style:family="paragraph" style:parent-style-name="Standard" style:list-style-name="L6">
      <style:paragraph-properties fo:line-height="150%" fo:text-align="justify" style:justify-single-word="false"/>
    </style:style>
    <style:style style:name="P18" style:family="paragraph" style:parent-style-name="Standard" style:list-style-name="L7">
      <style:paragraph-properties fo:line-height="150%" fo:text-align="justify" style:justify-single-word="false"/>
    </style:style>
    <style:style style:name="P19" style:family="paragraph" style:parent-style-name="Standard">
      <style:paragraph-properties fo:line-height="150%" fo:text-align="justify" style:justify-single-word="false"/>
      <style:text-properties style:font-weight-complex="bold"/>
    </style:style>
    <style:style style:name="P20" style:family="paragraph" style:parent-style-name="Heading" style:master-page-name="Standard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weight-complex="bold"/>
    </style:style>
    <style:style style:name="T3" style:family="text">
      <style:text-properties fo:font-size="9pt" style:font-size-asian="9pt" style:font-weight-complex="bold"/>
    </style:style>
    <style:style style:name="T4" style:family="text">
      <style:text-properties fo:color="#ff0000"/>
    </style:style>
    <style:style style:name="T5" style:family="text">
      <style:text-properties fo:color="#ff0000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5.721cm" draw:visible-area-height="1.84cm"/>
    </style:style>
    <style:style style:name="fr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5.722cm" draw:visible-area-height="1.841cm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athématiques niveau lycée : série 1</text:p>
      <text:p text:style-name="Standard"/>
      <text:h text:style-name="Heading_20_1" text:outline-level="1">I. Équations du second degré</text:h>
      <text:h text:style-name="Heading_20_2" text:outline-level="2">1) Solution de l'équation <draw:frame draw:style-name="fr1" draw:name="Objet107" text:anchor-type="as-char" svg:width="2.672cm" svg:height="0.527cm" draw:z-index="105"><draw:object xlink:href="./Object 107" xlink:type="simple" xlink:show="embed" xlink:actuate="onLoad"/><draw:image xlink:href="./ObjectReplacements/Object 107" xlink:type="simple" xlink:show="embed" xlink:actuate="onLoad"/></draw:frame></text:h>
      <text:p text:style-name="P5">avec <draw:frame draw:style-name="fr1" draw:name="Objet1" text:anchor-type="as-char" svg:width="0.423cm" svg:height="0.467cm" draw:z-index="2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t2" text:anchor-type="as-char" svg:width="0.418cm" svg:height="0.467cm" draw:z-index="3"><draw:object xlink:href="./Object 2" xlink:type="simple" xlink:show="embed" xlink:actuate="onLoad"/><draw:image xlink:href="./ObjectReplacements/Object 2" xlink:type="simple" xlink:show="embed" xlink:actuate="onLoad"/></draw:frame>, <draw:frame draw:style-name="fr1" draw:name="Objet3" text:anchor-type="as-char" svg:width="0.399cm" svg:height="0.467cm" draw:z-index="4"><draw:object xlink:href="./Object 3" xlink:type="simple" xlink:show="embed" xlink:actuate="onLoad"/><draw:image xlink:href="./ObjectReplacements/Object 3" xlink:type="simple" xlink:show="embed" xlink:actuate="onLoad"/></draw:frame> étant trois réels, <draw:frame draw:style-name="fr1" draw:name="Objet4" text:anchor-type="as-char" svg:width="1.012cm" svg:height="0.467cm" draw:z-index="5"><draw:object xlink:href="./Object 4" xlink:type="simple" xlink:show="embed" xlink:actuate="onLoad"/><draw:image xlink:href="./ObjectReplacements/Object 4" xlink:type="simple" xlink:show="embed" xlink:actuate="onLoad"/></draw:frame>.</text:p>
      <text:p text:style-name="P5"/>
      <text:p text:style-name="P5">On commence par calculer le discriminant, noté <draw:frame draw:style-name="fr1" draw:name="Objet5" text:anchor-type="as-char" svg:width="0.527cm" svg:height="0.467cm" draw:z-index="6"><draw:object xlink:href="./Object 5" xlink:type="simple" xlink:show="embed" xlink:actuate="onLoad"/><draw:image xlink:href="./ObjectReplacements/Object 5" xlink:type="simple" xlink:show="embed" xlink:actuate="onLoad"/></draw:frame>.</text:p>
      <text:p text:style-name="P5"/>
      <text:p text:style-name="P6"><draw:frame draw:style-name="fr1" draw:name="Objet6" text:anchor-type="as-char" svg:width="2.193cm" svg:height="0.527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>3 cas possibles :</text:p>
      <text:p text:style-name="P5"/>
      <text:list xml:id="list1238768607" text:style-name="L1">
        <text:list-item>
          <text:p text:style-name="P11">Si <draw:frame draw:style-name="fr1" draw:name="Objet7" text:anchor-type="as-char" svg:width="1.095cm" svg:height="0.467cm" draw:z-index="8"><draw:object xlink:href="./Object 7" xlink:type="simple" xlink:show="embed" xlink:actuate="onLoad"/><draw:image xlink:href="./ObjectReplacements/Object 7" xlink:type="simple" xlink:show="embed" xlink:actuate="onLoad"/></draw:frame> alors l'équation n'admet pas de solution réelle.</text:p>
        </text:list-item>
      </text:list>
      <text:list xml:id="list450703539" text:style-name="L2">
        <text:list-item>
          <text:p text:style-name="P12">Si <draw:frame draw:style-name="fr1" draw:name="Objet8" text:anchor-type="as-char" svg:width="1.099cm" svg:height="0.467cm" draw:z-index="9"><draw:object xlink:href="./Object 8" xlink:type="simple" xlink:show="embed" xlink:actuate="onLoad"/><draw:image xlink:href="./ObjectReplacements/Object 8" xlink:type="simple" xlink:show="embed" xlink:actuate="onLoad"/></draw:frame>alors l'équation admet une solution, appelée racine double : <draw:frame draw:style-name="fr1" draw:name="Objet11" text:anchor-type="as-char" svg:width="2.736cm" svg:height="0.997cm" draw:z-index="10"><draw:object xlink:href="./Object 11" xlink:type="simple" xlink:show="embed" xlink:actuate="onLoad"/><draw:image xlink:href="./ObjectReplacements/Object 11" xlink:type="simple" xlink:show="embed" xlink:actuate="onLoad"/></draw:frame></text:p>
        </text:list-item>
      </text:list>
      <text:list xml:id="list1870616910" text:style-name="L3">
        <text:list-item>
          <text:p text:style-name="P13">Si <draw:frame draw:style-name="fr1" draw:name="Objet9" text:anchor-type="as-char" svg:width="1.099cm" svg:height="0.467cm" draw:z-index="11"><draw:object xlink:href="./Object 9" xlink:type="simple" xlink:show="embed" xlink:actuate="onLoad"/><draw:image xlink:href="./ObjectReplacements/Object 9" xlink:type="simple" xlink:show="embed" xlink:actuate="onLoad"/></draw:frame>alors l'équation admet deux solutions (ou racines) distinctes :</text:p>
        </text:list-item>
      </text:list>
      <text:p text:style-name="P5"/>
      <text:p text:style-name="P5"/>
      <text:p text:style-name="P5"><draw:frame draw:style-name="fr1" draw:name="Objet10" text:anchor-type="as-char" svg:width="3.522cm" svg:height="1.097cm" draw:z-index="12"><draw:object xlink:href="./Object 10" xlink:type="simple" xlink:show="embed" xlink:actuate="onLoad"/><draw:image xlink:href="./ObjectReplacements/Object 10" xlink:type="simple" xlink:show="embed" xlink:actuate="onLoad"/></draw:frame><text:tab/><text:tab/>et<text:tab/><text:tab/><draw:frame draw:style-name="fr1" draw:name="Objet108" text:anchor-type="as-char" svg:width="2.702cm" svg:height="1.034cm" draw:z-index="13"><draw:object xlink:href="./Object 108" xlink:type="simple" xlink:show="embed" xlink:actuate="onLoad"/><draw:image xlink:href="./ObjectReplacements/Object 108" xlink:type="simple" xlink:show="embed" xlink:actuate="onLoad"/></draw:frame></text:p>
      <text:p text:style-name="P5"/>
      <text:h text:style-name="Heading_20_2" text:outline-level="2">2) <text:span text:style-name="T2">Factorisation d'un trinôme du second degré</text:span></text:h>
      <text:p text:style-name="P4"><text:span text:style-name="T2">La forme canonique du trinôme </text:span><text:span text:style-name="T2"><draw:frame draw:style-name="fr1" draw:name="Objet12" text:anchor-type="as-char" svg:width="3.33cm" svg:height="0.543cm" draw:z-index="14"><draw:object xlink:href="./Object 12" xlink:type="simple" xlink:show="embed" xlink:actuate="onLoad"/><draw:image xlink:href="./ObjectReplacements/Object 12" xlink:type="simple" xlink:show="embed" xlink:actuate="onLoad"/></draw:frame></text:span><text:span text:style-name="T3"> </text:span><text:span text:style-name="T2">correspond à l'écriture suivante :</text:span></text:p>
      <text:p text:style-name="P7"><draw:frame draw:style-name="fr1" draw:name="Objet14" text:anchor-type="as-char" svg:width="5.673cm" svg:height="1.288cm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P9">ou encore :</text:p>
      <text:p text:style-name="P7"><draw:frame draw:style-name="fr1" draw:name="Objet13" text:anchor-type="as-char" svg:width="4.842cm" svg:height="1.288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9"/>
      <text:list xml:id="list882128478" text:style-name="L4">
        <text:list-item>
          <text:p text:style-name="P15"><text:span text:style-name="T2">Le trinôme </text:span><text:span text:style-name="T3"><draw:frame draw:style-name="fr1" draw:name="Objet16" text:anchor-type="as-char" svg:width="3.33cm" svg:height="0.543cm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2"> n'est pas factorisable si et seulement si </text:span><text:span text:style-name="T2"><draw:frame draw:style-name="fr1" draw:name="Objet15" text:anchor-type="as-char" svg:width="1.252cm" svg:height="0.467cm" draw:z-index="18"><draw:object xlink:href="./Object 15" xlink:type="simple" xlink:show="embed" xlink:actuate="onLoad"/><draw:image xlink:href="./ObjectReplacements/Object 15" xlink:type="simple" xlink:show="embed" xlink:actuate="onLoad"/></draw:frame></text:span></text:p>
        </text:list-item>
      </text:list>
      <text:list xml:id="list1528477406" text:style-name="L5">
        <text:list-item>
          <text:p text:style-name="P16"><text:span text:style-name="T2">Le trinôme </text:span><text:span text:style-name="T3"><draw:frame draw:style-name="fr1" draw:name="Objet17" text:anchor-type="as-char" svg:width="3.33cm" svg:height="0.543cm" draw:z-index="19"><draw:object xlink:href="./Object 17" xlink:type="simple" xlink:show="embed" xlink:actuate="onLoad"/><draw:image xlink:href="./ObjectReplacements/Object 17" xlink:type="simple" xlink:show="embed" xlink:actuate="onLoad"/></draw:frame></text:span><text:span text:style-name="T2">est factorisable si et seulement si </text:span><text:span text:style-name="T2"><draw:frame draw:style-name="fr1" draw:name="Objet18" text:anchor-type="as-char" svg:width="1.099cm" svg:height="0.467cm" draw:z-index="20"><draw:object xlink:href="./Object 18" xlink:type="simple" xlink:show="embed" xlink:actuate="onLoad"/><draw:image xlink:href="./ObjectReplacements/Object 18" xlink:type="simple" xlink:show="embed" xlink:actuate="onLoad"/></draw:frame></text:span><text:span text:style-name="T2">, et alors :</text:span></text:p>
        </text:list-item>
      </text:list>
      <text:list xml:id="list1006371075" text:style-name="L6">
        <text:list-item>
          <text:list>
            <text:list-item>
              <text:p text:style-name="P17"><text:span text:style-name="T2">Si </text:span><text:span text:style-name="T2"><draw:frame draw:style-name="fr1" draw:name="Objet19" text:anchor-type="as-char" svg:width="1.099cm" svg:height="0.467cm" draw:z-index="21"><draw:object xlink:href="./Object 19" xlink:type="simple" xlink:show="embed" xlink:actuate="onLoad"/><draw:image xlink:href="./ObjectReplacements/Object 19" xlink:type="simple" xlink:show="embed" xlink:actuate="onLoad"/></draw:frame></text:span><text:span text:style-name="T2"> alors : </text:span><text:span text:style-name="T2"><draw:frame draw:style-name="fr1" draw:name="Objet21" text:anchor-type="as-char" svg:width="6.819cm" svg:height="0.543cm" draw:z-index="22"><draw:object xlink:href="./Object 21" xlink:type="simple" xlink:show="embed" xlink:actuate="onLoad"/><draw:image xlink:href="./ObjectReplacements/Object 21" xlink:type="simple" xlink:show="embed" xlink:actuate="onLoad"/></draw:frame></text:span></text:p>
            </text:list-item>
          </text:list>
        </text:list-item>
      </text:list>
      <text:list xml:id="list183869712" text:style-name="L7">
        <text:list-item>
          <text:list>
            <text:list-item>
              <text:p text:style-name="P18"><text:span text:style-name="T2">Si </text:span><text:span text:style-name="T2"><draw:frame draw:style-name="fr1" draw:name="Objet20" text:anchor-type="as-char" svg:width="1.099cm" svg:height="0.467cm" draw:z-index="23"><draw:object xlink:href="./Object 20" xlink:type="simple" xlink:show="embed" xlink:actuate="onLoad"/><draw:image xlink:href="./ObjectReplacements/Object 20" xlink:type="simple" xlink:show="embed" xlink:actuate="onLoad"/></draw:frame></text:span><text:span text:style-name="T2"> alors : </text:span><text:span text:style-name="T2"><draw:frame draw:style-name="fr1" draw:name="Objet22" text:anchor-type="as-char" svg:width="5.426cm" svg:height="0.543cm" draw:z-index="24"><draw:object xlink:href="./Object 22" xlink:type="simple" xlink:show="embed" xlink:actuate="onLoad"/><draw:image xlink:href="./ObjectReplacements/Object 22" xlink:type="simple" xlink:show="embed" xlink:actuate="onLoad"/></draw:frame></text:span></text:p>
            </text:list-item>
          </text:list>
        </text:list-item>
      </text:list>
      <text:p text:style-name="P9"/>
      <text:h text:style-name="Heading_20_2" text:outline-level="2"><text:span text:style-name="T2">3) Sens de variation de la fonction </text:span><text:span text:style-name="T3"><draw:frame draw:style-name="fr1" draw:name="Objet23" text:anchor-type="as-char" svg:width="3.33cm" svg:height="0.543cm" draw:z-index="25"><draw:object xlink:href="./Object 23" xlink:type="simple" xlink:show="embed" xlink:actuate="onLoad"/><draw:image xlink:href="./ObjectReplacements/Object 23" xlink:type="simple" xlink:show="embed" xlink:actuate="onLoad"/></draw:frame></text:span></text:h>
      <text:p text:style-name="P5"><text:soft-page-break/>a) Si ,<draw:frame draw:style-name="fr1" draw:name="Objet24" text:anchor-type="as-char" svg:width="1.014cm" svg:height="0.467cm" draw:z-index="26"><draw:object xlink:href="./Object 24" xlink:type="simple" xlink:show="embed" xlink:actuate="onLoad"/><draw:image xlink:href="./ObjectReplacements/Object 24" xlink:type="simple" xlink:show="embed" xlink:actuate="onLoad"/></draw:frame> alors la fonction <draw:frame draw:style-name="fr1" draw:name="Objet25" text:anchor-type="as-char" svg:width="0.415cm" svg:height="0.467cm" draw:z-index="27"><draw:object xlink:href="./Object 25" xlink:type="simple" xlink:show="embed" xlink:actuate="onLoad"/><draw:image xlink:href="./ObjectReplacements/Object 25" xlink:type="simple" xlink:show="embed" xlink:actuate="onLoad"/></draw:frame> est décroissante sur l'intervalle <draw:frame draw:style-name="fr1" draw:name="Objet26" text:anchor-type="as-char" svg:width="2.332cm" svg:height="1.099cm" draw:z-index="28"><draw:object xlink:href="./Object 26" xlink:type="simple" xlink:show="embed" xlink:actuate="onLoad"/><draw:image xlink:href="./ObjectReplacements/Object 26" xlink:type="simple" xlink:show="embed" xlink:actuate="onLoad"/></draw:frame> et croissante sur l'intervalle<draw:frame draw:style-name="fr1" draw:name="Objet27" text:anchor-type="as-char" svg:width="2.251cm" svg:height="1.099cm" draw:z-index="29"><draw:object xlink:href="./Object 27" xlink:type="simple" xlink:show="embed" xlink:actuate="onLoad"/><draw:image xlink:href="./ObjectReplacements/Object 27" xlink:type="simple" xlink:show="embed" xlink:actuate="onLoad"/></draw:frame>. La fonction <draw:frame draw:style-name="fr1" draw:name="Objet28" text:anchor-type="as-char" svg:width="0.415cm" svg:height="0.467cm" draw:z-index="30"><draw:object xlink:href="./Object 28" xlink:type="simple" xlink:show="embed" xlink:actuate="onLoad"/><draw:image xlink:href="./ObjectReplacements/Object 28" xlink:type="simple" xlink:show="embed" xlink:actuate="onLoad"/></draw:frame> admet un minimum absolu en <draw:frame draw:style-name="fr1" draw:name="Objet29" text:anchor-type="as-char" svg:width="1.702cm" svg:height="0.998cm" draw:z-index="31"><draw:object xlink:href="./Object 29" xlink:type="simple" xlink:show="embed" xlink:actuate="onLoad"/><draw:image xlink:href="./ObjectReplacements/Object 29" xlink:type="simple" xlink:show="embed" xlink:actuate="onLoad"/></draw:frame> de valeur <draw:frame draw:style-name="fr1" draw:name="Objet30" text:anchor-type="as-char" svg:width="1.834cm" svg:height="1.095cm" draw:z-index="32"><draw:object xlink:href="./Object 30" xlink:type="simple" xlink:show="embed" xlink:actuate="onLoad"/><draw:image xlink:href="./ObjectReplacements/Object 30" xlink:type="simple" xlink:show="embed" xlink:actuate="onLoad"/></draw:frame>.</text:p>
      <text:p text:style-name="P5"/>
      <text:h text:style-name="Heading_20_2" text:outline-level="2">Tableau de variation</text:h>
      <text:p text:style-name="P5"><draw:frame draw:style-name="fr2" draw:name="Objet33" text:anchor-type="as-char" svg:width="5.715cm" svg:height="1.834cm" draw:z-index="0"><draw:object-ole xlink:href="./Object 33" xlink:type="simple" xlink:show="embed" xlink:actuate="onLoad"/><draw:image xlink:href="./ObjectReplacements/Object 33" xlink:type="simple" xlink:show="embed" xlink:actuate="onLoad"/></draw:frame> </text:p>
      <text:p text:style-name="P5"/>
      <text:p text:style-name="P5"/>
      <text:p text:style-name="P5">2) Si <draw:frame draw:style-name="fr1" draw:name="Objet32" text:anchor-type="as-char" svg:width="1.014cm" svg:height="0.467cm" draw:z-index="33"><draw:object xlink:href="./Object 32" xlink:type="simple" xlink:show="embed" xlink:actuate="onLoad"/><draw:image xlink:href="./ObjectReplacements/Object 32" xlink:type="simple" xlink:show="embed" xlink:actuate="onLoad"/></draw:frame>, alors la fonction <draw:frame draw:style-name="fr1" draw:name="Objet31" text:anchor-type="as-char" svg:width="0.415cm" svg:height="0.467cm" draw:z-index="34"><draw:object xlink:href="./Object 31" xlink:type="simple" xlink:show="embed" xlink:actuate="onLoad"/><draw:image xlink:href="./ObjectReplacements/Object 31" xlink:type="simple" xlink:show="embed" xlink:actuate="onLoad"/></draw:frame> est croissante sur l'intervalle <draw:frame draw:style-name="fr1" draw:name="Objet34" text:anchor-type="as-char" svg:width="2.332cm" svg:height="1.099cm" draw:z-index="35"><draw:object xlink:href="./Object 34" xlink:type="simple" xlink:show="embed" xlink:actuate="onLoad"/><draw:image xlink:href="./ObjectReplacements/Object 34" xlink:type="simple" xlink:show="embed" xlink:actuate="onLoad"/></draw:frame> et décroissante sur l'intervalle <draw:frame draw:style-name="fr1" draw:name="Objet35" text:anchor-type="as-char" svg:width="2.251cm" svg:height="1.099cm" draw:z-index="36"><draw:object xlink:href="./Object 35" xlink:type="simple" xlink:show="embed" xlink:actuate="onLoad"/><draw:image xlink:href="./ObjectReplacements/Object 35" xlink:type="simple" xlink:show="embed" xlink:actuate="onLoad"/></draw:frame>. La fonction <draw:frame draw:style-name="fr1" draw:name="Objet38" text:anchor-type="as-char" svg:width="0.415cm" svg:height="0.467cm" draw:z-index="37"><draw:object xlink:href="./Object 38" xlink:type="simple" xlink:show="embed" xlink:actuate="onLoad"/><draw:image xlink:href="./ObjectReplacements/Object 38" xlink:type="simple" xlink:show="embed" xlink:actuate="onLoad"/></draw:frame> admet un maximum absolu en <draw:frame draw:style-name="fr1" draw:name="Objet36" text:anchor-type="as-char" svg:width="1.702cm" svg:height="0.998cm" draw:z-index="38"><draw:object xlink:href="./Object 36" xlink:type="simple" xlink:show="embed" xlink:actuate="onLoad"/><draw:image xlink:href="./ObjectReplacements/Object 36" xlink:type="simple" xlink:show="embed" xlink:actuate="onLoad"/></draw:frame> de valeur <draw:frame draw:style-name="fr1" draw:name="Objet37" text:anchor-type="as-char" svg:width="1.834cm" svg:height="1.095cm" draw:z-index="76"><draw:object xlink:href="./Object 37" xlink:type="simple" xlink:show="embed" xlink:actuate="onLoad"/><draw:image xlink:href="./ObjectReplacements/Object 37" xlink:type="simple" xlink:show="embed" xlink:actuate="onLoad"/></draw:frame>.</text:p>
      <text:p text:style-name="P5"/>
      <text:h text:style-name="Heading_20_2" text:outline-level="2">Tableau de variation</text:h>
      <text:p text:style-name="P3"><draw:frame draw:style-name="fr3" draw:name="Objet41" text:anchor-type="as-char" svg:width="5.715cm" svg:height="1.834cm" draw:z-index="1"><draw:object-ole xlink:href="./Object 41" xlink:type="simple" xlink:show="embed" xlink:actuate="onLoad"/><draw:image xlink:href="./ObjectReplacements/Object 41" xlink:type="simple" xlink:show="embed" xlink:actuate="onLoad"/></draw:frame></text:p>
      <text:p text:style-name="P3"/>
      <text:p text:style-name="P3">Remarque : <text:span text:style-name="T2"><draw:frame draw:style-name="fr1" draw:name="Objet39" text:anchor-type="as-char" svg:width="3.526cm" svg:height="0.998cm" draw:z-index="39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8"/>
      <text:h text:style-name="Heading_20_1" text:outline-level="1">II. Nombres complexes</text:h>
      <text:h text:style-name="Heading_20_2" text:outline-level="2"><text:span text:style-name="T2">1) </text:span><text:span text:style-name="T2"><draw:frame draw:style-name="fr1" draw:name="Objet40" text:anchor-type="as-char" svg:width="2.669cm" svg:height="1.095cm" draw:z-index="40"><draw:object xlink:href="./Object 40" xlink:type="simple" xlink:show="embed" xlink:actuate="onLoad"/><draw:image xlink:href="./ObjectReplacements/Object 40" xlink:type="simple" xlink:show="embed" xlink:actuate="onLoad"/></draw:frame></text:span></text:h>
      <text:p text:style-name="P8"><draw:frame draw:style-name="fr1" draw:name="Objet42" text:anchor-type="as-char" svg:width="4.302cm" svg:height="1.852cm" draw:z-index="41"><draw:object xlink:href="./Object 42" xlink:type="simple" xlink:show="embed" xlink:actuate="onLoad"/><draw:image xlink:href="./ObjectReplacements/Object 42" xlink:type="simple" xlink:show="embed" xlink:actuate="onLoad"/></draw:frame></text:p>
      <text:p text:style-name="P8"/>
      <text:h text:style-name="Heading_20_2" text:outline-level="2"><text:span text:style-name="T2">2) Dans certaines conditions,</text:span></text:h>
      <text:p text:style-name="P3"><text:soft-page-break/><text:span text:style-name="T2"><text:s/>l'équation </text:span><text:span text:style-name="T2"><draw:frame draw:style-name="fr1" draw:name="Objet43" text:anchor-type="as-char" svg:width="0.827cm" svg:height="0.483cm" draw:z-index="42"><draw:object xlink:href="./Object 43" xlink:type="simple" xlink:show="embed" xlink:actuate="onLoad"/><draw:image xlink:href="./ObjectReplacements/Object 43" xlink:type="simple" xlink:show="embed" xlink:actuate="onLoad"/></draw:frame></text:span><text:span text:style-name="T2"> </text:span><text:span text:style-name="T2"><draw:frame draw:style-name="fr1" draw:name="Objet44" text:anchor-type="as-char" svg:width="1.984cm" svg:height="0.527cm" draw:z-index="43"><draw:object xlink:href="./Object 44" xlink:type="simple" xlink:show="embed" xlink:actuate="onLoad"/><draw:image xlink:href="./ObjectReplacements/Object 44" xlink:type="simple" xlink:show="embed" xlink:actuate="onLoad"/></draw:frame></text:span><text:span text:style-name="T2">, </text:span><text:span text:style-name="T2"><draw:frame draw:style-name="fr1" draw:name="Objet45" text:anchor-type="as-char" svg:width="0.48cm" svg:height="0.467cm" draw:z-index="44"><draw:object xlink:href="./Object 45" xlink:type="simple" xlink:show="embed" xlink:actuate="onLoad"/><draw:image xlink:href="./ObjectReplacements/Object 45" xlink:type="simple" xlink:show="embed" xlink:actuate="onLoad"/></draw:frame></text:span><text:span text:style-name="T2"> et </text:span><text:span text:style-name="T2"><draw:frame draw:style-name="fr1" draw:name="Objet46" text:anchor-type="as-char" svg:width="0.425cm" svg:height="0.467cm" draw:z-index="45"><draw:object xlink:href="./Object 46" xlink:type="simple" xlink:show="embed" xlink:actuate="onLoad"/><draw:image xlink:href="./ObjectReplacements/Object 46" xlink:type="simple" xlink:show="embed" xlink:actuate="onLoad"/></draw:frame></text:span><text:span text:style-name="T2"> réels données, admet le réel </text:span><text:span text:style-name="T2"><draw:frame draw:style-name="fr1" draw:name="Objet47" text:anchor-type="as-char" svg:width="5.597cm" svg:height="1.251cm" draw:z-index="46"><draw:object xlink:href="./Object 47" xlink:type="simple" xlink:show="embed" xlink:actuate="onLoad"/><draw:image xlink:href="./ObjectReplacements/Object 47" xlink:type="simple" xlink:show="embed" xlink:actuate="onLoad"/></draw:frame></text:span><text:span text:style-name="T2"> comme racine.</text:span></text:p>
      <text:p text:style-name="P8"/>
      <text:h text:style-name="Heading_20_2" text:outline-level="2"><text:span text:style-name="T2">3) </text:span><text:span text:style-name="T2"><draw:frame draw:style-name="fr1" draw:name="Objet48" text:anchor-type="as-char" svg:width="2.805cm" svg:height="0.813cm" draw:z-index="47"><draw:object xlink:href="./Object 48" xlink:type="simple" xlink:show="embed" xlink:actuate="onLoad"/><draw:image xlink:href="./ObjectReplacements/Object 48" xlink:type="simple" xlink:show="embed" xlink:actuate="onLoad"/></draw:frame></text:span></text:h>
      <text:p text:style-name="P8"/>
      <text:h text:style-name="Heading_20_1" text:outline-level="1">III. Fonctions</text:h>
      <text:p text:style-name="P3"><text:span text:style-name="T2">1) </text:span><text:span text:style-name="T2"><draw:frame draw:style-name="fr1" draw:name="Objet49" text:anchor-type="as-char" svg:width="2.796cm" svg:height="1.774cm" draw:z-index="48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P8"><draw:frame draw:style-name="fr1" draw:name="Objet50" text:anchor-type="as-char" svg:width="2.822cm" svg:height="1.196cm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P8"/>
      <text:p text:style-name="P3"><text:span text:style-name="T2">2) </text:span><text:span text:style-name="T2"><draw:frame draw:style-name="fr1" draw:name="Objet51" text:anchor-type="as-char" svg:width="0.432cm" svg:height="0.467cm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2"> est la sphère de centre </text:span><text:span text:style-name="T2"><draw:frame draw:style-name="fr1" draw:name="Objet52" text:anchor-type="as-char" svg:width="0.506cm" svg:height="0.467cm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2"> et de rayon </text:span><text:span text:style-name="T2"><draw:frame draw:style-name="fr1" draw:name="Objet53" text:anchor-type="as-char" svg:width="1.067cm" svg:height="0.467cm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2">. Pour tout réel </text:span><text:span text:style-name="T2"><draw:frame draw:style-name="fr1" draw:name="Objet54" text:anchor-type="as-char" svg:width="0.399cm" svg:height="0.467cm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2"> tel que </text:span><text:span text:style-name="T2"><draw:frame draw:style-name="fr1" draw:name="Objet55" text:anchor-type="as-char" svg:width="2.043cm" svg:height="0.467cm" draw:z-index="54"><draw:object xlink:href="./Object 55" xlink:type="simple" xlink:show="embed" xlink:actuate="onLoad"/><draw:image xlink:href="./ObjectReplacements/Object 55" xlink:type="simple" xlink:show="embed" xlink:actuate="onLoad"/></draw:frame></text:span><text:span text:style-name="T2">, le plan </text:span><text:span text:style-name="T2"><draw:frame draw:style-name="fr1" draw:name="Objet56" text:anchor-type="as-char" svg:width="0.49cm" svg:height="0.467cm" draw:z-index="55"><draw:object xlink:href="./Object 56" xlink:type="simple" xlink:show="embed" xlink:actuate="onLoad"/><draw:image xlink:href="./ObjectReplacements/Object 56" xlink:type="simple" xlink:show="embed" xlink:actuate="onLoad"/></draw:frame></text:span><text:span text:style-name="T2"> parallèle à </text:span><text:span text:style-name="T2"><draw:frame draw:style-name="fr1" draw:name="Objet57" text:anchor-type="as-char" svg:width="1.207cm" svg:height="0.483cm" draw:z-index="56"><draw:object xlink:href="./Object 57" xlink:type="simple" xlink:show="embed" xlink:actuate="onLoad"/><draw:image xlink:href="./ObjectReplacements/Object 57" xlink:type="simple" xlink:show="embed" xlink:actuate="onLoad"/></draw:frame></text:span><text:span text:style-name="T2"> de cote </text:span><text:span text:style-name="T2"><draw:frame draw:style-name="fr1" draw:name="Objet58" text:anchor-type="as-char" svg:width="0.4cm" svg:height="0.467cm" draw:z-index="57"><draw:object xlink:href="./Object 58" xlink:type="simple" xlink:show="embed" xlink:actuate="onLoad"/><draw:image xlink:href="./ObjectReplacements/Object 58" xlink:type="simple" xlink:show="embed" xlink:actuate="onLoad"/></draw:frame></text:span><text:span text:style-name="T2"> coupe la sphère </text:span><text:span text:style-name="T2"><draw:frame draw:style-name="fr1" draw:name="Objet59" text:anchor-type="as-char" svg:width="0.432cm" svg:height="0.467cm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2"> suivant le cercle </text:span><text:span text:style-name="T2"><draw:frame draw:style-name="fr1" draw:name="Objet60" text:anchor-type="as-char" svg:width="0.639cm" svg:height="0.529cm" draw:z-index="59"><draw:object xlink:href="./Object 60" xlink:type="simple" xlink:show="embed" xlink:actuate="onLoad"/><draw:image xlink:href="./ObjectReplacements/Object 60" xlink:type="simple" xlink:show="embed" xlink:actuate="onLoad"/></draw:frame></text:span><text:span text:style-name="T2">.</text:span></text:p>
      <text:p text:style-name="P3"><text:span text:style-name="T2">L'aire </text:span><text:span text:style-name="T2"><draw:frame draw:style-name="fr1" draw:name="Objet61" text:anchor-type="as-char" svg:width="0.619cm" svg:height="0.531cm" draw:z-index="60"><draw:object xlink:href="./Object 61" xlink:type="simple" xlink:show="embed" xlink:actuate="onLoad"/><draw:image xlink:href="./ObjectReplacements/Object 61" xlink:type="simple" xlink:show="embed" xlink:actuate="onLoad"/></draw:frame></text:span><text:span text:style-name="T2"> du cercle </text:span><text:span text:style-name="T2"><draw:frame draw:style-name="fr1" draw:name="Objet62" text:anchor-type="as-char" svg:width="0.639cm" svg:height="0.529cm" draw:z-index="61"><draw:object xlink:href="./Object 62" xlink:type="simple" xlink:show="embed" xlink:actuate="onLoad"/><draw:image xlink:href="./ObjectReplacements/Object 62" xlink:type="simple" xlink:show="embed" xlink:actuate="onLoad"/></draw:frame></text:span><text:span text:style-name="T2"> en fonction de </text:span><text:span text:style-name="T2"><draw:frame draw:style-name="fr1" draw:name="Objet64" text:anchor-type="as-char" svg:width="0.49cm" svg:height="0.467cm" draw:z-index="62"><draw:object xlink:href="./Object 64" xlink:type="simple" xlink:show="embed" xlink:actuate="onLoad"/><draw:image xlink:href="./ObjectReplacements/Object 64" xlink:type="simple" xlink:show="embed" xlink:actuate="onLoad"/></draw:frame></text:span><text:span text:style-name="T2"> et </text:span><text:span text:style-name="T2"><draw:frame draw:style-name="fr1" draw:name="Objet63" text:anchor-type="as-char" svg:width="0.4cm" svg:height="0.467cm" draw:z-index="63"><draw:object xlink:href="./Object 63" xlink:type="simple" xlink:show="embed" xlink:actuate="onLoad"/><draw:image xlink:href="./ObjectReplacements/Object 63" xlink:type="simple" xlink:show="embed" xlink:actuate="onLoad"/></draw:frame></text:span><text:span text:style-name="T2">est égale à : </text:span><text:span text:style-name="T2"><draw:frame draw:style-name="fr1" draw:name="Objet65" text:anchor-type="as-char" svg:width="2.771cm" svg:height="0.589cm" draw:z-index="64"><draw:object xlink:href="./Object 65" xlink:type="simple" xlink:show="embed" xlink:actuate="onLoad"/><draw:image xlink:href="./ObjectReplacements/Object 65" xlink:type="simple" xlink:show="embed" xlink:actuate="onLoad"/></draw:frame></text:span><text:span text:style-name="T2"> </text:span></text:p>
      <text:p text:style-name="P3"><text:span text:style-name="T2">Et, le volume </text:span><text:span text:style-name="T2"><draw:frame draw:style-name="fr1" draw:name="Objet67" text:anchor-type="as-char" svg:width="0.46cm" svg:height="0.467cm" draw:z-index="65"><draw:object xlink:href="./Object 67" xlink:type="simple" xlink:show="embed" xlink:actuate="onLoad"/><draw:image xlink:href="./ObjectReplacements/Object 67" xlink:type="simple" xlink:show="embed" xlink:actuate="onLoad"/></draw:frame></text:span><text:span text:style-name="T2"> de la sphère </text:span><text:span text:style-name="T2"><draw:frame draw:style-name="fr1" draw:name="Objet66" text:anchor-type="as-char" svg:width="0.432cm" svg:height="0.467cm" draw:z-index="66"><draw:object xlink:href="./Object 66" xlink:type="simple" xlink:show="embed" xlink:actuate="onLoad"/><draw:image xlink:href="./ObjectReplacements/Object 66" xlink:type="simple" xlink:show="embed" xlink:actuate="onLoad"/></draw:frame></text:span><text:span text:style-name="T2"> est donnée par l'intégrale : </text:span><text:span text:style-name="T2"><draw:frame draw:style-name="fr1" draw:name="Objet68" text:anchor-type="as-char" svg:width="2.607cm" svg:height="1.196cm" draw:z-index="67"><draw:object xlink:href="./Object 68" xlink:type="simple" xlink:show="embed" xlink:actuate="onLoad"/><draw:image xlink:href="./ObjectReplacements/Object 68" xlink:type="simple" xlink:show="embed" xlink:actuate="onLoad"/></draw:frame></text:span></text:p>
      <text:p text:style-name="P3"><text:span text:style-name="T2">On retrouve la formule bien connue : </text:span><text:span text:style-name="T2"><draw:frame draw:style-name="fr1" draw:name="Objet69" text:anchor-type="as-char" svg:width="2.02cm" svg:height="0.998cm" draw:z-index="68"><draw:object xlink:href="./Object 69" xlink:type="simple" xlink:show="embed" xlink:actuate="onLoad"/><draw:image xlink:href="./ObjectReplacements/Object 69" xlink:type="simple" xlink:show="embed" xlink:actuate="onLoad"/></draw:frame></text:span><text:span text:style-name="T2"> </text:span><text:span text:style-name="T2"><draw:frame draw:style-name="fr1" draw:name="Objet103" text:anchor-type="as-char" svg:width="2.02cm" svg:height="0.998cm" draw:z-index="77"><draw:object xlink:href="./Object 104" xlink:type="simple" xlink:show="embed" xlink:actuate="onLoad"/><draw:image xlink:href="./ObjectReplacements/Object 104" xlink:type="simple" xlink:show="embed" xlink:actuate="onLoad"/></draw:frame></text:span></text:p>
      <text:p text:style-name="P8"/>
      <text:p text:style-name="P3"><text:span text:style-name="T2">3) </text:span><text:span text:style-name="T2"><draw:frame draw:style-name="fr1" draw:name="Objet70" text:anchor-type="as-char" svg:width="2.443cm" svg:height="1.058cm" draw:z-index="69"><draw:object xlink:href="./Object 70" xlink:type="simple" xlink:show="embed" xlink:actuate="onLoad"/><draw:image xlink:href="./ObjectReplacements/Object 70" xlink:type="simple" xlink:show="embed" xlink:actuate="onLoad"/></draw:frame></text:span></text:p>
      <text:p text:style-name="P8"/>
      <text:p text:style-name="P3"><text:span text:style-name="T2">4) Montrer que si </text:span><text:span text:style-name="T2"><draw:frame draw:style-name="fr1" draw:name="Objet71" text:anchor-type="as-char" svg:width="1.101cm" svg:height="0.467cm" draw:z-index="70"><draw:object xlink:href="./Object 71" xlink:type="simple" xlink:show="embed" xlink:actuate="onLoad"/><draw:image xlink:href="./ObjectReplacements/Object 71" xlink:type="simple" xlink:show="embed" xlink:actuate="onLoad"/></draw:frame></text:span><text:span text:style-name="T2"> </text:span><text:span text:style-name="T5">ERREUR N*</text:span><text:span text:style-name="T2"> et si </text:span><text:span text:style-name="T2"><draw:frame draw:style-name="fr1" draw:name="Objet72" text:anchor-type="as-char" svg:width="1.016cm" svg:height="0.467cm" draw:z-index="71"><draw:object xlink:href="./Object 72" xlink:type="simple" xlink:show="embed" xlink:actuate="onLoad"/><draw:image xlink:href="./ObjectReplacements/Object 72" xlink:type="simple" xlink:show="embed" xlink:actuate="onLoad"/></draw:frame></text:span><text:span text:style-name="T2">, alors : </text:span><text:span text:style-name="T2"><draw:frame draw:style-name="fr1" draw:name="Objet73" text:anchor-type="as-char" svg:width="2.549cm" svg:height="1.219cm" draw:z-index="72"><draw:object xlink:href="./Object 73" xlink:type="simple" xlink:show="embed" xlink:actuate="onLoad"/><draw:image xlink:href="./ObjectReplacements/Object 73" xlink:type="simple" xlink:show="embed" xlink:actuate="onLoad"/></draw:frame></text:span></text:p>
      <text:p text:style-name="P3"><text:span text:style-name="T2">En déduire que : </text:span><text:span text:style-name="T2"><draw:frame draw:style-name="fr1" draw:name="Objet74" text:anchor-type="as-char" svg:width="2.524cm" svg:height="1.118cm" draw:z-index="73"><draw:object xlink:href="./Object 74" xlink:type="simple" xlink:show="embed" xlink:actuate="onLoad"/><draw:image xlink:href="./ObjectReplacements/Object 74" xlink:type="simple" xlink:show="embed" xlink:actuate="onLoad"/></draw:frame></text:span></text:p>
      <text:p text:style-name="P8"/>
      <text:p text:style-name="P3"><text:span text:style-name="T2">5) Vérifier que, pour tout </text:span><text:span text:style-name="T2"><draw:frame draw:style-name="fr1" draw:name="Objet75" text:anchor-type="as-char" svg:width="1.016cm" svg:height="0.467cm" draw:z-index="74"><draw:object xlink:href="./Object 75" xlink:type="simple" xlink:show="embed" xlink:actuate="onLoad"/><draw:image xlink:href="./ObjectReplacements/Object 75" xlink:type="simple" xlink:show="embed" xlink:actuate="onLoad"/></draw:frame></text:span><text:span text:style-name="T2">, on a : </text:span><text:span text:style-name="T2"><draw:frame draw:style-name="fr1" draw:name="Objet79" text:anchor-type="as-char" svg:width="3.083cm" svg:height="1.134cm" draw:z-index="103"><draw:object xlink:href="./Object 79" xlink:type="simple" xlink:show="embed" xlink:actuate="onLoad"/><draw:image xlink:href="./ObjectReplacements/Object 79" xlink:type="simple" xlink:show="embed" xlink:actuate="onLoad"/></draw:frame></text:span></text:p>
      <text:p text:style-name="P8"/>
      <text:p text:style-name="P3"><text:span text:style-name="T2">6) Pour </text:span><text:span text:style-name="T2"><draw:frame draw:style-name="fr1" draw:name="Objet77" text:anchor-type="as-char" svg:width="1.011cm" svg:height="0.467cm" draw:z-index="104"><draw:object xlink:href="./Object 77" xlink:type="simple" xlink:show="embed" xlink:actuate="onLoad"/><draw:image xlink:href="./ObjectReplacements/Object 77" xlink:type="simple" xlink:show="embed" xlink:actuate="onLoad"/></draw:frame></text:span><text:span text:style-name="T2"> et </text:span><text:span text:style-name="T2"><draw:frame draw:style-name="fr1" draw:name="Objet76" text:anchor-type="as-char" svg:width="1.016cm" svg:height="0.467cm" draw:z-index="75"><draw:object xlink:href="./Object 76" xlink:type="simple" xlink:show="embed" xlink:actuate="onLoad"/><draw:image xlink:href="./ObjectReplacements/Object 76" xlink:type="simple" xlink:show="embed" xlink:actuate="onLoad"/></draw:frame></text:span><text:span text:style-name="T2">, vérifier que : </text:span><text:span text:style-name="T2"><draw:frame draw:style-name="fr1" draw:name="Objet78" text:anchor-type="as-char" svg:width="4.558cm" svg:height="1.157cm" draw:z-index="78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8"><text:soft-page-break/></text:p>
      <text:p text:style-name="P3"><text:span text:style-name="T2">7) </text:span><text:span text:style-name="T2"><draw:frame draw:style-name="fr1" draw:name="Objet80" text:anchor-type="as-char" svg:width="2.616cm" svg:height="0.894cm" draw:z-index="79"><draw:object xlink:href="./Object 80" xlink:type="simple" xlink:show="embed" xlink:actuate="onLoad"/><draw:image xlink:href="./ObjectReplacements/Object 80" xlink:type="simple" xlink:show="embed" xlink:actuate="onLoad"/></draw:frame></text:span><text:span text:style-name="T2"> avec </text:span><text:span text:style-name="T2"><draw:frame draw:style-name="fr1" draw:name="Objet81" text:anchor-type="as-char" svg:width="2.85cm" svg:height="1.094cm" draw:z-index="80"><draw:object xlink:href="./Object 81" xlink:type="simple" xlink:show="embed" xlink:actuate="onLoad"/><draw:image xlink:href="./ObjectReplacements/Object 81" xlink:type="simple" xlink:show="embed" xlink:actuate="onLoad"/></draw:frame></text:span></text:p>
      <text:p text:style-name="P8"/>
      <text:h text:style-name="Heading_20_1" text:outline-level="1">IV. Matrices</text:h>
      <text:h text:style-name="Heading_20_2" text:outline-level="2">1) Formule du binôme de Newton</text:h>
      <text:p text:style-name="P8"><draw:frame draw:style-name="fr1" draw:name="Objet82" text:anchor-type="as-char" svg:width="10.153cm" svg:height="1.051cm" draw:z-index="81"><draw:object xlink:href="./Object 82" xlink:type="simple" xlink:show="embed" xlink:actuate="onLoad"/><draw:image xlink:href="./ObjectReplacements/Object 82" xlink:type="simple" xlink:show="embed" xlink:actuate="onLoad"/></draw:frame></text:p>
      <text:p text:style-name="P3"><text:span text:style-name="T2">ou encore : </text:span><text:span text:style-name="T2"><draw:frame draw:style-name="fr1" draw:name="Objet83" text:anchor-type="as-char" svg:width="4.145cm" svg:height="1.161cm" draw:z-index="82"><draw:object xlink:href="./Object 83" xlink:type="simple" xlink:show="embed" xlink:actuate="onLoad"/><draw:image xlink:href="./ObjectReplacements/Object 83" xlink:type="simple" xlink:show="embed" xlink:actuate="onLoad"/></draw:frame></text:span></text:p>
      <text:p text:style-name="P8"/>
      <text:p text:style-name="P3"><draw:frame draw:style-name="fr1" draw:name="Objet84" text:anchor-type="as-char" svg:width="3.932cm" svg:height="1.05cm" draw:z-index="83"><draw:object xlink:href="./Object 84" xlink:type="simple" xlink:show="embed" xlink:actuate="onLoad"/><draw:image xlink:href="./ObjectReplacements/Object 84" xlink:type="simple" xlink:show="embed" xlink:actuate="onLoad"/></draw:frame></text:p>
      <text:p text:style-name="P3"/>
      <text:h text:style-name="Heading_20_2" text:outline-level="2">2) Soit la matrice <draw:frame draw:style-name="fr1" draw:name="Objet85" text:anchor-type="as-char" svg:width="2.05cm" svg:height="1.108cm" draw:z-index="106"><draw:object xlink:href="./Object 85" xlink:type="simple" xlink:show="embed" xlink:actuate="onLoad"/><draw:image xlink:href="./ObjectReplacements/Object 85" xlink:type="simple" xlink:show="embed" xlink:actuate="onLoad"/></draw:frame>. </text:h>
      <text:p text:style-name="P3">Trouvez la matrice <draw:frame draw:style-name="fr1" draw:name="Objet86" text:anchor-type="as-char" svg:width="2.131cm" svg:height="1.111cm" draw:z-index="84"><draw:object xlink:href="./Object 86" xlink:type="simple" xlink:show="embed" xlink:actuate="onLoad"/><draw:image xlink:href="./ObjectReplacements/Object 86" xlink:type="simple" xlink:show="embed" xlink:actuate="onLoad"/></draw:frame> telle que <draw:frame draw:style-name="fr1" draw:name="Objet87" text:anchor-type="as-char" svg:width="1.868cm" svg:height="0.529cm" draw:z-index="85"><draw:object xlink:href="./Object 87" xlink:type="simple" xlink:show="embed" xlink:actuate="onLoad"/><draw:image xlink:href="./ObjectReplacements/Object 87" xlink:type="simple" xlink:show="embed" xlink:actuate="onLoad"/></draw:frame>.</text:p>
      <text:p text:style-name="P3"><draw:frame draw:style-name="fr1" draw:name="Objet88" text:anchor-type="as-char" svg:width="8.072cm" svg:height="1.108cm" draw:z-index="86"><draw:object xlink:href="./Object 88" xlink:type="simple" xlink:show="embed" xlink:actuate="onLoad"/><draw:image xlink:href="./ObjectReplacements/Object 88" xlink:type="simple" xlink:show="embed" xlink:actuate="onLoad"/></draw:frame></text:p>
      <text:p text:style-name="P3">On doit avoir <draw:frame draw:style-name="fr1" draw:name="Objet89" text:anchor-type="as-char" svg:width="2.709cm" svg:height="1.108cm" draw:z-index="87"><draw:object xlink:href="./Object 89" xlink:type="simple" xlink:show="embed" xlink:actuate="onLoad"/><draw:image xlink:href="./ObjectReplacements/Object 89" xlink:type="simple" xlink:show="embed" xlink:actuate="onLoad"/></draw:frame>, donc :</text:p>
      <text:p text:style-name="P3"><draw:frame draw:style-name="fr1" draw:name="Objet90" text:anchor-type="as-char" svg:width="2.432cm" svg:height="2.124cm" draw:z-index="88"><draw:object xlink:href="./Object 90" xlink:type="simple" xlink:show="embed" xlink:actuate="onLoad"/><draw:image xlink:href="./ObjectReplacements/Object 90" xlink:type="simple" xlink:show="embed" xlink:actuate="onLoad"/></draw:frame> <text:span text:style-name="T4">ERREUR système donc une seule accolade</text:span></text:p>
      <text:p text:style-name="P3">On trouve : <draw:frame draw:style-name="fr1" draw:name="Objet91" text:anchor-type="as-char" svg:width="1.018cm" svg:height="0.467cm" draw:z-index="89"><draw:object xlink:href="./Object 91" xlink:type="simple" xlink:show="embed" xlink:actuate="onLoad"/><draw:image xlink:href="./ObjectReplacements/Object 91" xlink:type="simple" xlink:show="embed" xlink:actuate="onLoad"/></draw:frame>, <draw:frame draw:style-name="fr1" draw:name="Objet92" text:anchor-type="as-char" svg:width="0.991cm" svg:height="0.467cm" draw:z-index="90"><draw:object xlink:href="./Object 92" xlink:type="simple" xlink:show="embed" xlink:actuate="onLoad"/><draw:image xlink:href="./ObjectReplacements/Object 92" xlink:type="simple" xlink:show="embed" xlink:actuate="onLoad"/></draw:frame>, <draw:frame draw:style-name="fr1" draw:name="Objet109" text:anchor-type="as-char" svg:width="1.282cm" svg:height="0.467cm" draw:z-index="91"><draw:object xlink:href="./Object 109" xlink:type="simple" xlink:show="embed" xlink:actuate="onLoad"/><draw:image xlink:href="./ObjectReplacements/Object 109" xlink:type="simple" xlink:show="embed" xlink:actuate="onLoad"/></draw:frame> et <draw:frame draw:style-name="fr1" draw:name="Objet110" text:anchor-type="as-char" svg:width="1.046cm" svg:height="0.467cm" draw:z-index="92"><draw:object xlink:href="./Object 93" xlink:type="simple" xlink:show="embed" xlink:actuate="onLoad"/><draw:image xlink:href="./ObjectReplacements/Object 93" xlink:type="simple" xlink:show="embed" xlink:actuate="onLoad"/></draw:frame>.</text:p>
      <text:p text:style-name="P3">On dit que la matrice <draw:frame draw:style-name="fr1" draw:name="Objet93" text:anchor-type="as-char" svg:width="0.503cm" svg:height="0.467cm" draw:z-index="93"><draw:object xlink:href="./Object 94" xlink:type="simple" xlink:show="embed" xlink:actuate="onLoad"/><draw:image xlink:href="./ObjectReplacements/Object 94" xlink:type="simple" xlink:show="embed" xlink:actuate="onLoad"/></draw:frame> est inversible, et : <draw:frame draw:style-name="fr1" draw:name="Objet94" text:anchor-type="as-char" svg:width="2.955cm" svg:height="1.108cm" draw:z-index="94"><draw:object xlink:href="./Object 95" xlink:type="simple" xlink:show="embed" xlink:actuate="onLoad"/><draw:image xlink:href="./ObjectReplacements/Object 95" xlink:type="simple" xlink:show="embed" xlink:actuate="onLoad"/></draw:frame></text:p>
      <text:p text:style-name="P3"/>
      <text:h text:style-name="Heading_20_2" text:outline-level="2"><text:soft-page-break/>3) Préciser les inverses des matrices suivantes :</text:h>
      <text:p text:style-name="P3"><draw:frame draw:style-name="fr1" draw:name="Objet95" text:anchor-type="as-char" svg:width="3.27cm" svg:height="1.669cm" draw:z-index="95"><draw:object xlink:href="./Object 96" xlink:type="simple" xlink:show="embed" xlink:actuate="onLoad"/><draw:image xlink:href="./ObjectReplacements/Object 96" xlink:type="simple" xlink:show="embed" xlink:actuate="onLoad"/></draw:frame><text:tab/><text:tab/><draw:frame draw:style-name="fr1" draw:name="Objet96" text:anchor-type="as-char" svg:width="3.646cm" svg:height="3.42cm" draw:z-index="96"><draw:object xlink:href="./Object 97" xlink:type="simple" xlink:show="embed" xlink:actuate="onLoad"/><draw:image xlink:href="./ObjectReplacements/Object 97" xlink:type="simple" xlink:show="embed" xlink:actuate="onLoad"/></draw:frame></text:p>
      <text:p text:style-name="P3"/>
      <text:h text:style-name="Heading_20_2" text:outline-level="2">4) <draw:frame draw:style-name="fr1" draw:name="Objet97" text:anchor-type="as-char" svg:width="3.027cm" svg:height="0.543cm" draw:z-index="97"><draw:object xlink:href="./Object 98" xlink:type="simple" xlink:show="embed" xlink:actuate="onLoad"/><draw:image xlink:href="./ObjectReplacements/Object 98" xlink:type="simple" xlink:show="embed" xlink:actuate="onLoad"/></draw:frame></text:h>
      <text:p text:style-name="P3"/>
      <text:h text:style-name="Heading_20_1" text:outline-level="1">V. Géométrie</text:h>
      <text:p text:style-name="P3">1) <draw:frame draw:style-name="fr1" draw:name="Objet98" text:anchor-type="as-char" svg:width="2.833cm" svg:height="1.097cm" draw:z-index="98"><draw:object xlink:href="./Object 99" xlink:type="simple" xlink:show="embed" xlink:actuate="onLoad"/><draw:image xlink:href="./ObjectReplacements/Object 99" xlink:type="simple" xlink:show="embed" xlink:actuate="onLoad"/></draw:frame><text:tab/><text:tab/><draw:frame draw:style-name="fr1" draw:name="Objet99" text:anchor-type="as-char" svg:width="2.868cm" svg:height="1.095cm" draw:z-index="99"><draw:object xlink:href="./Object 100" xlink:type="simple" xlink:show="embed" xlink:actuate="onLoad"/><draw:image xlink:href="./ObjectReplacements/Object 100" xlink:type="simple" xlink:show="embed" xlink:actuate="onLoad"/></draw:frame><text:tab/><text:tab/><draw:frame draw:style-name="fr1" draw:name="Objet100" text:anchor-type="as-char" svg:width="2.639cm" svg:height="1.095cm" draw:z-index="100"><draw:object xlink:href="./Object 101" xlink:type="simple" xlink:show="embed" xlink:actuate="onLoad"/><draw:image xlink:href="./ObjectReplacements/Object 101" xlink:type="simple" xlink:show="embed" xlink:actuate="onLoad"/></draw:frame></text:p>
      <text:p text:style-name="P3"/>
      <text:p text:style-name="P3">Calculer <draw:frame draw:style-name="fr1" draw:name="Objet101" text:anchor-type="as-char" svg:width="0.792cm" svg:height="0.467cm" draw:z-index="101"><draw:object xlink:href="./Object 102" xlink:type="simple" xlink:show="embed" xlink:actuate="onLoad"/><draw:image xlink:href="./ObjectReplacements/Object 102" xlink:type="simple" xlink:show="embed" xlink:actuate="onLoad"/></draw:frame> et <draw:frame draw:style-name="fr1" draw:name="Objet102" text:anchor-type="as-char" svg:width="1.672cm" svg:height="0.467cm" draw:z-index="102"><draw:object xlink:href="./Object 103" xlink:type="simple" xlink:show="embed" xlink:actuate="onLoad"/><draw:image xlink:href="./ObjectReplacements/Object 10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size-complex="10pt"/>
    </style:style>
    <style:style style:name="MP2" style:family="paragraph" style:parent-style-name="Footer">
      <style:paragraph-properties>
        <style:tab-stops>
          <style:tab-stop style:position="9.525cm" style:type="center"/>
          <style:tab-stop style:position="16.722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1.251cm" fo:margin-bottom="1.251cm" fo:margin-left="1.9cm" fo:margin-right="1.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file-name text:display="name-and-extension">document.odt</text:file-name></text:span><text:span text:style-name="MT1"><text:tab/></text:span><text:span text:style-name="Page_20_Number"><text:span text:style-name="MT1"><text:page-number text:select-page="current"/></text:span></text:span><text:span text:style-name="Page_20_Number"><text:span text:style-name="MT1">/</text:span></text:span><text:span text:style-name="Page_20_Number"><text:span text:style-name="MT1"><text:page-count style:num-format="1">5</text:page-count></text:span></text:span><text:span text:style-name="Page_20_Number"><text:span text:style-name="MT1"><text:tab/></text:span></text:span><text:span text:style-name="Page_20_Number"><text:span text:style-name="MT1"><text:date style:data-style-name="N30" text:date-value="2010-04-06T10:01:20.99">06/04/2010</text:date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Mathématiques niveau collège</dc:title>
    <meta:initial-creator>FMagna</meta:initial-creator>
    <meta:creation-date>2008-09-11T20:53:00</meta:creation-date>
    <dc:date>2010-04-06T10:01:21</dc:date>
    <meta:print-date>2008-03-30T12:16:00</meta:print-date>
    <meta:editing-cycles>48</meta:editing-cycles>
    <meta:editing-duration>PT53H33M57S</meta:editing-duration>
    <meta:document-statistic meta:table-count="0" meta:image-count="0" meta:object-count="107" meta:page-count="5" meta:paragraph-count="66" meta:word-count="364" meta:character-count="2033"/>
    <meta:user-defined meta:name="Info 1"/>
    <meta:user-defined meta:name="Info 2"/>
    <meta:user-defined meta:name="Info 3"/>
    <meta:user-defined meta:name="Info 4"/>
    <meta:user-defined meta:name="MTWinEqns" meta:value-type="boolean">true</meta:user-defined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i>'</math:mi>
        <math:mo math:stretchy="false">=</math:mo>
        <math:mfrac>
          <math:mrow>
            <math:mrow>
              <math:mo math:stretchy="false">−</math:mo>
              <math:mi>b</math:mi>
            </math:mrow>
            <math:mo math:stretchy="false">−</math:mo>
            <math:msqrt>
              <math:mrow>
                <math:msup>
                  <math:mi>b</math:mi>
                  <math:mn>2</math:mn>
                </math:msup>
                <math:mo math:stretchy="false">−</math:mo>
                <math:mn>4ac</math:mn>
              </math:mrow>
            </math:msqrt>
          </math:mrow>
          <math:mn>2a</math:mn>
        </math:mfrac>
      </math:mrow>
    </math:mrow>
    <math:annotation math:encoding="StarMath 5.0">x'={-b-sqrt{b^2-4ac} } over {2a} 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v</math:mi>
        <math:mo math:stretchy="false">→</math:mo>
      </math:mover>
      <math:mfenced math:open="" math:close="">
        <math:mrow>
          <math:mfrac>
            <math:mn>6</math:mn>
            <math:mn>7</math:mn>
          </math:mfrac>
          <math:mrow>
            <math:mi>;</math:mi>
            <math:mo math:stretchy="false">−</math:mo>
            <math:mfrac>
              <math:mn>2</math:mn>
              <math:mn>7</math:mn>
            </math:mfrac>
          </math:mrow>
          <math:mrow>
            <math:mi>;</math:mi>
            <math:mo math:stretchy="false">−</math:mo>
            <math:mfrac>
              <math:mn>3</math:mn>
              <math:mn>7</math:mn>
            </math:mfrac>
          </math:mrow>
        </math:mrow>
      </math:mfenced>
    </math:mrow>
    <math:annotation math:encoding="StarMath 5.0">vec v left( 6 over 7; - {2 over 7};-{3 over 7} right)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w</math:mi>
        <math:mo math:stretchy="false">→</math:mo>
      </math:mover>
      <math:mfenced math:open="" math:close="">
        <math:mrow>
          <math:mfrac>
            <math:mn>2</math:mn>
            <math:mn>7</math:mn>
          </math:mfrac>
          <math:mrow>
            <math:mi>;</math:mi>
            <math:mo math:stretchy="false">−</math:mo>
            <math:mfrac>
              <math:mn>3</math:mn>
              <math:mn>7</math:mn>
            </math:mfrac>
          </math:mrow>
          <math:mi>;</math:mi>
          <math:mfrac>
            <math:mn>6</math:mn>
            <math:mn>7</math:mn>
          </math:mfrac>
        </math:mrow>
      </math:mfenced>
    </math:mrow>
    <math:annotation math:encoding="StarMath 5.0">vec w left( 2 over 7;-{3 over 7};6 over 7 right)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⋅</math:mo>
      <math:mover math:accent="true">
        <math:mi>v</math:mi>
        <math:mo math:stretchy="false">→</math:mo>
      </math:mover>
    </math:mrow>
    <math:annotation math:encoding="StarMath 5.0">vec u cdot vec v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z</math:mi>
        <math:mo math:stretchy="false">→</math:mo>
      </math:mover>
      <math:mo math:stretchy="false">=</math:mo>
      <math:mrow>
        <math:mover math:accent="true">
          <math:mi>v</math:mi>
          <math:mo math:stretchy="false">→</math:mo>
        </math:mover>
        <math:mo math:stretchy="false">∧</math:mo>
        <math:mover math:accent="true">
          <math:mi>w</math:mi>
          <math:mo math:stretchy="false">→</math:mo>
        </math:mover>
      </math:mrow>
    </math:mrow>
    <math:annotation math:encoding="StarMath 5.0">vec z = vec v and vec w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row>
        <math:mi>V</math:mi>
        <math:mo math:stretchy="false">=</math:mo>
        <math:mfrac>
          <math:mn>4</math:mn>
          <math:mn>3</math:mn>
        </math:mfrac>
      </math:mrow>
      <math:mo math:stretchy="false">π</math:mo>
      <math:msup>
        <math:mi>R</math:mi>
        <math:mn>3</math:mn>
      </math:msup>
    </math:mrow>
    <math:annotation math:encoding="StarMath 5.0">V={4 over 3} %pi R^3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 math:fontstyle="italic">ax</math:mi>
            <math:mn>2</math:mn>
          </math:msup>
          <math:mo math:stretchy="false">+</math:mo>
          <math:mi math:fontstyle="italic">bx</math:mi>
        </math:mrow>
        <math:mo math:stretchy="false">+</math:mo>
        <math:mi>c</math:mi>
      </math:mrow>
      <math:mo math:stretchy="false">=</math:mo>
      <math:mn>0</math:mn>
    </math:mrow>
    <math:annotation math:encoding="StarMath 5.0">ax^2+bx+c=0</math:annotation>
  </math:semantics>
</math:math>
</file>

<file path=Object 108/content.xml><?xml version="1.0" encoding="utf-8"?>
<!DOCTYPE math  PUBLIC '-//OpenOffice.org//DTD Modified W3C MathML 1.01//EN'  'math.dtd'>
<math:math xmlns:math="http://www.w3.org/1998/Math/MathML">
  <math:semantics>
    <math:mrow>
      <math:mi>x</math:mi>
      <math:mi>'</math:mi>
      <math:mrow>
        <math:mi>'</math:mi>
        <math:mo math:stretchy="false">=</math:mo>
        <math:mfrac>
          <math:mrow>
            <math:mrow>
              <math:mo math:stretchy="false">−</math:mo>
              <math:mi>b</math:mi>
            </math:mrow>
            <math:mo math:stretchy="false">+</math:mo>
            <math:msqrt>
              <math:mo math:stretchy="false">Δ</math:mo>
            </math:msqrt>
          </math:mrow>
          <math:mn>2a</math:mn>
        </math:mfrac>
      </math:mrow>
    </math:mrow>
    <math:annotation math:encoding="StarMath 5.0">x''={-b+sqrt{%DELTA}} over {2a}</math:annotation>
  </math:semantics>
</math:math>
</file>

<file path=Object 109/content.xml><?xml version="1.0" encoding="utf-8"?>
<!DOCTYPE math  PUBLIC '-//OpenOffice.org//DTD Modified W3C MathML 1.01//EN'  'math.dtd'>
<math:math xmlns:math="http://www.w3.org/1998/Math/MathML">
  <math:semantics>
    <math:mrow>
      <math:mi>c</math:mi>
      <math:mo math:stretchy="false">=</math:mo>
      <math:mrow>
        <math:mo math:stretchy="false">−</math:mo>
        <math:mn>1</math:mn>
      </math:mrow>
    </math:mrow>
    <math:annotation math:encoding="StarMath 5.0">c=-1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i>'</math:mi>
        <math:mo math:stretchy="false">=</math:mo>
        <math:mi>x</math:mi>
      </math:mrow>
      <math:mi>'</math:mi>
      <math:mrow>
        <math:mi>'</math:mi>
        <math:mo math:stretchy="false">=</math:mo>
        <math:mrow>
          <math:mo math:stretchy="false">−</math:mo>
          <math:mfrac>
            <math:mi>b</math:mi>
            <math:mn>2a</math:mn>
          </math:mfrac>
        </math:mrow>
      </math:mrow>
    </math:mrow>
    <math:annotation math:encoding="StarMath 5.0">x'=x''=-{{b}over{2a}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row>
            <math:msup>
              <math:mi math:fontstyle="italic">ax</math:mi>
              <math:mn>2</math:mn>
            </math:msup>
            <math:mo math:stretchy="false">+</math:mo>
            <math:mi math:fontstyle="italic">bx</math:mi>
          </math:mrow>
          <math:mo math:stretchy="false">+</math:mo>
          <math:mi>c</math:mi>
        </math:mrow>
      </math:mrow>
    </math:mrow>
    <math:annotation math:encoding="StarMath 5.0">f(x)=ax^2+bx+c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i>a</math:mi>
      </math:mrow>
      <math:mfenced math:open="[" math:close="]">
        <math:mrow>
          <math:msup>
            <math:mfenced math:open="" math:close="">
              <math:mrow>
                <math:mi>x</math:mi>
                <math:mo math:stretchy="false">+</math:mo>
                <math:mfrac>
                  <math:mi>b</math:mi>
                  <math:mrow>
                    <math:mn>2</math:mn>
                    <math:mi>a</math:mi>
                  </math:mrow>
                </math:mfrac>
              </math:mrow>
            </math:mfenced>
            <math:mn>2</math:mn>
          </math:msup>
          <math:mo math:stretchy="false">−</math:mo>
          <math:mfrac>
            <math:mo math:stretchy="false">Δ</math:mo>
            <math:mrow>
              <math:mn>4</math:mn>
              <math:msup>
                <math:mi>a</math:mi>
                <math:mn>2</math:mn>
              </math:msup>
            </math:mrow>
          </math:mfrac>
        </math:mrow>
      </math:mfenced>
    </math:mrow>
    <math:annotation math:encoding="StarMath 5.0">f(x)=a left [{ left (x+b over {2 a}right ) }^2-%DELTA over {4 a^2} right ]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i>a</math:mi>
      </math:mrow>
      <math:mfenced math:open="[" math:close="]">
        <math:mrow>
          <math:msup>
            <math:mfenced math:open="" math:close="">
              <math:mrow>
                <math:mi>x</math:mi>
                <math:mo math:stretchy="false">+</math:mo>
                <math:mfrac>
                  <math:mi>b</math:mi>
                  <math:mrow>
                    <math:mn>2</math:mn>
                    <math:mi>a</math:mi>
                  </math:mrow>
                </math:mfrac>
              </math:mrow>
            </math:mfenced>
            <math:mn>2</math:mn>
          </math:msup>
          <math:mo math:stretchy="false">−</math:mo>
          <math:mfrac>
            <math:mrow>
              <math:mrow>
                <math:msup>
                  <math:mi>b</math:mi>
                  <math:mn>2</math:mn>
                </math:msup>
                <math:mo math:stretchy="false">−</math:mo>
                <math:mn>4</math:mn>
              </math:mrow>
              <math:mi>a</math:mi>
              <math:mi>c</math:mi>
            </math:mrow>
            <math:mrow>
              <math:mn>4</math:mn>
              <math:msup>
                <math:mi>a</math:mi>
                <math:mn>2</math:mn>
              </math:msup>
            </math:mrow>
          </math:mfrac>
        </math:mrow>
      </math:mfenced>
    </math:mrow>
    <math:annotation math:encoding="StarMath 5.0">f(x)=a left [{ left (x+b over {2 a}right ) }^2-{b^2 - 4 a c} over {4 a^2} right ]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Δ</math:mo>
        <math:mo math:stretchy="false">&lt;</math:mo>
        <math:mn>0</math:mn>
      </math:mrow>
      <math:mn>.</math:mn>
    </math:mrow>
    <math:annotation math:encoding="StarMath 5.0">%DELTA &lt; 0 .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row>
            <math:msup>
              <math:mi math:fontstyle="italic">ax</math:mi>
              <math:mn>2</math:mn>
            </math:msup>
            <math:mo math:stretchy="false">+</math:mo>
            <math:mi math:fontstyle="italic">bx</math:mi>
          </math:mrow>
          <math:mo math:stretchy="false">+</math:mo>
          <math:mi>c</math:mi>
        </math:mrow>
      </math:mrow>
    </math:mrow>
    <math:annotation math:encoding="StarMath 5.0">f(x)=ax^2+bx+c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row>
            <math:msup>
              <math:mi math:fontstyle="italic">ax</math:mi>
              <math:mn>2</math:mn>
            </math:msup>
            <math:mo math:stretchy="false">+</math:mo>
            <math:mi math:fontstyle="italic">bx</math:mi>
          </math:mrow>
          <math:mo math:stretchy="false">+</math:mo>
          <math:mi>c</math:mi>
        </math:mrow>
      </math:mrow>
    </math:mrow>
    <math:annotation math:encoding="StarMath 5.0">f(x)=ax^2+bx+c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o math:stretchy="false">≥</math:mo>
      <math:mn>0</math:mn>
    </math:mrow>
    <math:annotation math:encoding="StarMath 5.0">%DELTA geslant   0 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o math:stretchy="false">&gt;</math:mo>
      <math:mn>0</math:mn>
    </math:mrow>
    <math:annotation math:encoding="StarMath 5.0">%DELTA &gt; 0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o math:stretchy="false">=</math:mo>
      <math:mn>0</math:mn>
    </math:mrow>
    <math:annotation math:encoding="StarMath 5.0">%DELTA = 0 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row>
            <math:mo math:stretchy="false">(</math:mo>
            <math:mi>x</math:mi>
            <math:mo math:stretchy="false">)</math:mo>
          </math:mrow>
          <math:mo math:stretchy="false">=</math:mo>
          <math:mrow>
            <math:mrow>
              <math:msup>
                <math:mi math:fontstyle="italic">ax</math:mi>
                <math:mn>2</math:mn>
              </math:msup>
              <math:mo math:stretchy="false">+</math:mo>
              <math:mi math:fontstyle="italic">bx</math:mi>
            </math:mrow>
            <math:mo math:stretchy="false">+</math:mo>
            <math:mi>c</math:mi>
          </math:mrow>
        </math:mrow>
        <math:mo math:stretchy="false">=</math:mo>
        <math:mi>a</math:mi>
      </math:mrow>
      <math:mrow>
        <math:mo math:stretchy="false">(</math:mo>
        <math:mrow>
          <math:mrow>
            <math:mi>x</math:mi>
            <math:mo math:stretchy="false">−</math:mo>
            <math:mi>x</math:mi>
          </math:mrow>
          <math:mi>'</math:mi>
        </math:mrow>
        <math:mo math:stretchy="false">)</math:mo>
      </math:mrow>
      <math:mrow>
        <math:mo math:stretchy="false">(</math:mo>
        <math:mrow>
          <math:mrow>
            <math:mi>x</math:mi>
            <math:mo math:stretchy="false">−</math:mo>
            <math:mi>x</math:mi>
          </math:mrow>
          <math:mi>'</math:mi>
          <math:mi>'</math:mi>
        </math:mrow>
        <math:mo math:stretchy="false">)</math:mo>
      </math:mrow>
    </math:mrow>
    <math:annotation math:encoding="StarMath 5.0">f(x)=ax^2+bx+c=a(x-x')(x-x'')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row>
            <math:mo math:stretchy="false">(</math:mo>
            <math:mi>x</math:mi>
            <math:mo math:stretchy="false">)</math:mo>
          </math:mrow>
          <math:mo math:stretchy="false">=</math:mo>
          <math:mrow>
            <math:mrow>
              <math:msup>
                <math:mi math:fontstyle="italic">ax</math:mi>
                <math:mn>2</math:mn>
              </math:msup>
              <math:mo math:stretchy="false">+</math:mo>
              <math:mi math:fontstyle="italic">bx</math:mi>
            </math:mrow>
            <math:mo math:stretchy="false">+</math:mo>
            <math:mi>c</math:mi>
          </math:mrow>
        </math:mrow>
        <math:mo math:stretchy="false">=</math:mo>
        <math:mi>a</math:mi>
      </math:mrow>
      <math:msup>
        <math:mrow>
          <math:mo math:stretchy="false">(</math:mo>
          <math:mrow>
            <math:mrow>
              <math:mi>x</math:mi>
              <math:mo math:stretchy="false">−</math:mo>
              <math:mi>x</math:mi>
            </math:mrow>
            <math:mi>'</math:mi>
          </math:mrow>
          <math:mo math:stretchy="false">)</math:mo>
        </math:mrow>
        <math:mn>2</math:mn>
      </math:msup>
    </math:mrow>
    <math:annotation math:encoding="StarMath 5.0">f(x)=ax^2+bx+c=a(x-x')^2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row>
            <math:msup>
              <math:mi math:fontstyle="italic">ax</math:mi>
              <math:mn>2</math:mn>
            </math:msup>
            <math:mo math:stretchy="false">+</math:mo>
            <math:mi math:fontstyle="italic">bx</math:mi>
          </math:mrow>
          <math:mo math:stretchy="false">+</math:mo>
          <math:mi>c</math:mi>
        </math:mrow>
      </math:mrow>
    </math:mrow>
    <math:annotation math:encoding="StarMath 5.0">f(x)=ax^2+bx+c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&gt;</math:mo>
      <math:mn>0</math:mn>
    </math:mrow>
    <math:annotation math:encoding="StarMath 5.0">a&gt;0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fenced math:open="]" math:close="]">
      <math:mrow>
        <math:mrow>
          <math:mo math:stretchy="false">−</math:mo>
          <math:mo math:stretchy="false">∞</math:mo>
        </math:mrow>
        <math:mrow>
          <math:mi>;</math:mi>
          <math:mo math:stretchy="false">−</math:mo>
          <math:mfrac>
            <math:mi>b</math:mi>
            <math:mrow>
              <math:mn>2</math:mn>
              <math:mi>a</math:mi>
            </math:mrow>
          </math:mfrac>
        </math:mrow>
      </math:mrow>
    </math:mfenced>
    <math:annotation math:encoding="StarMath 5.0">left ] -infinity ;-{b over {2 a}} right ]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fenced math:open="[" math:close="[">
      <math:mrow>
        <math:mrow>
          <math:mo math:stretchy="false">−</math:mo>
          <math:mfrac>
            <math:mi>b</math:mi>
            <math:mn>2a</math:mn>
          </math:mfrac>
        </math:mrow>
        <math:mrow>
          <math:mi>;</math:mi>
          <math:mo math:stretchy="false">+</math:mo>
          <math:mo math:stretchy="false">∞</math:mo>
        </math:mrow>
      </math:mrow>
    </math:mfenced>
    <math:annotation math:encoding="StarMath 5.0">left[-{b over {2a}} ; +infinity right[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row>
        <math:mo math:stretchy="false">−</math:mo>
        <math:mfrac>
          <math:mi>b</math:mi>
          <math:mrow>
            <math:mn>2</math:mn>
            <math:mi>a</math:mi>
          </math:mrow>
        </math:mfrac>
      </math:mrow>
    </math:mrow>
    <math:annotation math:encoding="StarMath 5.0">x=-{b over {2 a}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c</math:mi>
    <math:annotation math:encoding="StarMath 5.0">c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f</math:mi>
      <math:mfenced math:open="" math:close="">
        <math:mrow>
          <math:mo math:stretchy="false">−</math:mo>
          <math:mfrac>
            <math:mi>b</math:mi>
            <math:mrow>
              <math:mn>2</math:mn>
              <math:mi>a</math:mi>
            </math:mrow>
          </math:mfrac>
        </math:mrow>
      </math:mfenced>
    </math:mrow>
    <math:annotation math:encoding="StarMath 5.0">f left( -{b over {2 a}} right)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&lt;</math:mo>
      <math:mn>0</math:mn>
    </math:mrow>
    <math:annotation math:encoding="StarMath 5.0">a&lt;0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fenced math:open="]" math:close="]">
      <math:mrow>
        <math:mrow>
          <math:mo math:stretchy="false">−</math:mo>
          <math:mo math:stretchy="false">∞</math:mo>
        </math:mrow>
        <math:mrow>
          <math:mi>;</math:mi>
          <math:mo math:stretchy="false">−</math:mo>
          <math:mfrac>
            <math:mi>b</math:mi>
            <math:mrow>
              <math:mn>2</math:mn>
              <math:mi>a</math:mi>
            </math:mrow>
          </math:mfrac>
        </math:mrow>
      </math:mrow>
    </math:mfenced>
    <math:annotation math:encoding="StarMath 5.0">left ] -infinity ;-{b over {2 a}} right ]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fenced math:open="[" math:close="[">
      <math:mrow>
        <math:mrow>
          <math:mo math:stretchy="false">−</math:mo>
          <math:mfrac>
            <math:mi>b</math:mi>
            <math:mn>2a</math:mn>
          </math:mfrac>
        </math:mrow>
        <math:mrow>
          <math:mi>;</math:mi>
          <math:mo math:stretchy="false">+</math:mo>
          <math:mo math:stretchy="false">∞</math:mo>
        </math:mrow>
      </math:mrow>
    </math:mfenced>
    <math:annotation math:encoding="StarMath 5.0">left[-{b over {2a}} ; +infinity right[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row>
        <math:mo math:stretchy="false">−</math:mo>
        <math:mfrac>
          <math:mi>b</math:mi>
          <math:mrow>
            <math:mn>2</math:mn>
            <math:mi>a</math:mi>
          </math:mrow>
        </math:mfrac>
      </math:mrow>
    </math:mrow>
    <math:annotation math:encoding="StarMath 5.0">x=-{b over {2 a}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i>f</math:mi>
      <math:mfenced math:open="" math:close="">
        <math:mrow>
          <math:mo math:stretchy="false">−</math:mo>
          <math:mfrac>
            <math:mi>b</math:mi>
            <math:mrow>
              <math:mn>2</math:mn>
              <math:mi>a</math:mi>
            </math:mrow>
          </math:mfrac>
        </math:mrow>
      </math:mfenced>
    </math:mrow>
    <math:annotation math:encoding="StarMath 5.0">f left( -{b over {2 a}} right)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α</math:mo>
        <math:mo math:stretchy="false">=</math:mo>
        <math:mfrac>
          <math:mrow>
            <math:mi>x</math:mi>
            <math:mrow>
              <math:mi>'</math:mi>
              <math:mo math:stretchy="false">+</math:mo>
              <math:mi>x</math:mi>
            </math:mrow>
            <math:mi>'</math:mi>
            <math:mi>'</math:mi>
          </math:mrow>
          <math:mn>2</math:mn>
        </math:mfrac>
      </math:mrow>
      <math:mo math:stretchy="false">=</math:mo>
      <math:mrow>
        <math:mo math:stretchy="false">−</math:mo>
        <math:mfrac>
          <math:mi>b</math:mi>
          <math:mrow>
            <math:mn>2</math:mn>
            <math:mi>a</math:mi>
          </math:mrow>
        </math:mfrac>
      </math:mrow>
    </math:mrow>
    <math:annotation math:encoding="StarMath 5.0">%alpha = {x'+x''} over 2 = - { b over {2 a}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≠</math:mo>
      <math:mn>0</math:mn>
    </math:mrow>
    <math:annotation math:encoding="StarMath 5.0">a &lt;&gt; 0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∣</math:mo>
        <math:mrow>
          <math:mi>z</math:mi>
          <math:mo math:stretchy="false">−</math:mo>
          <math:mn>3</math:mn>
        </math:mrow>
        <math:mo math:stretchy="false">∣</math:mo>
      </math:mrow>
      <math:mo math:stretchy="false">=</math:mo>
      <math:mfenced math:open="∣" math:close="∣">
        <math:mrow>
          <math:mover math:accent="true">
            <math:mi>z</math:mi>
            <math:mo math:stretchy="false">ˉ</math:mo>
          </math:mover>
          <math:mo math:stretchy="false">+</math:mo>
          <math:mfrac>
            <math:mi>i</math:mi>
            <math:mn>2</math:mn>
          </math:mfrac>
        </math:mrow>
      </math:mfenced>
    </math:mrow>
    <math:annotation math:encoding="StarMath 5.0">lline z-3 rline = left lline bar z + i over 2 right rline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i math:fontstyle="italic">arg</math:mi>
      <math:mrow>
        <math:mfenced math:open="" math:close="">
          <math:mfenced math:open="∣" math:close="∣">
            <math:mfrac>
              <math:mrow>
                <math:mover math:accent="true">
                  <math:mrow>
                    <math:mrow>
                      <math:mi>z</math:mi>
                      <math:mo math:stretchy="false">+</math:mo>
                      <math:mn>1</math:mn>
                    </math:mrow>
                    <math:mo math:stretchy="false">−</math:mo>
                    <math:mn>2i</math:mn>
                  </math:mrow>
                  <math:mo>¯</math:mo>
                </math:mover>
                <math:mo math:stretchy="false">+</math:mo>
                <math:mn>4</math:mn>
              </math:mrow>
              <math:mrow>
                <math:mi>z</math:mi>
                <math:mo math:stretchy="false">+</math:mo>
                <math:mover math:accent="true">
                  <math:mrow>
                    <math:mfrac>
                      <math:mn>3</math:mn>
                      <math:mn>2</math:mn>
                    </math:mfrac>
                    <math:mo math:stretchy="false">−</math:mo>
                    <math:mn>5i</math:mn>
                  </math:mrow>
                  <math:mo>¯</math:mo>
                </math:mover>
              </math:mrow>
            </math:mfrac>
          </math:mfenced>
        </math:mfenced>
        <math:mo math:stretchy="false">=</math:mo>
        <math:mfrac>
          <math:mo math:stretchy="false">π</math:mo>
          <math:mn>6</math:mn>
        </math:mfrac>
      </math:mrow>
    </math:mrow>
    <math:annotation math:encoding="StarMath 5.0">arg left( left lline { overline {z+1-2i} +4 } over { z+ overline {3 over 2 -5i}} right lline right) = %pi over 6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i>E</math:mi>
      <math:mo math:stretchy="false">)</math:mo>
    </math:mrow>
    <math:annotation math:encoding="StarMath 5.0">(E)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sup>
        <math:mi>x</math:mi>
        <math:mn>3</math:mn>
      </math:msup>
      <math:mo math:stretchy="false">=</math:mo>
      <math:mrow>
        <math:mi math:fontstyle="italic">px</math:mi>
        <math:mo math:stretchy="false">+</math:mo>
        <math:mi>q</math:mi>
      </math:mrow>
    </math:mrow>
    <math:annotation math:encoding="StarMath 5.0">x^3=px+q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i>q</math:mi>
    <math:annotation math:encoding="StarMath 5.0">q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ot>
        <math:mrow>
          <math:mfrac>
            <math:mi>q</math:mi>
            <math:mn>2</math:mn>
          </math:mfrac>
          <math:mo math:stretchy="false">+</math:mo>
          <math:msqrt>
            <math:mrow>
              <math:mfrac>
                <math:msup>
                  <math:mi>q</math:mi>
                  <math:mn>2</math:mn>
                </math:msup>
                <math:mn>4</math:mn>
              </math:mfrac>
              <math:mo math:stretchy="false">−</math:mo>
              <math:mfrac>
                <math:msup>
                  <math:mi>p</math:mi>
                  <math:mn>3</math:mn>
                </math:msup>
                <math:mn>27</math:mn>
              </math:mfrac>
            </math:mrow>
          </math:msqrt>
        </math:mrow>
        <math:mn>3</math:mn>
      </math:mroot>
      <math:mo math:stretchy="false">+</math:mo>
      <math:mroot>
        <math:mrow>
          <math:mfrac>
            <math:mi>q</math:mi>
            <math:mn>2</math:mn>
          </math:mfrac>
          <math:mo math:stretchy="false">−</math:mo>
          <math:msqrt>
            <math:mrow>
              <math:mfrac>
                <math:msup>
                  <math:mi>q</math:mi>
                  <math:mn>2</math:mn>
                </math:msup>
                <math:mn>4</math:mn>
              </math:mfrac>
              <math:mo math:stretchy="false">−</math:mo>
              <math:mfrac>
                <math:msup>
                  <math:mi>p</math:mi>
                  <math:mn>3</math:mn>
                </math:msup>
                <math:mn>27</math:mn>
              </math:mfrac>
            </math:mrow>
          </math:msqrt>
        </math:mrow>
        <math:mn>3</math:mn>
      </math:mroot>
    </math:mrow>
    <math:annotation math:encoding="StarMath 5.0">nroot{3}{q over 2 + sqrt{q^2 over 4-p^3 over 27} } + nroot{3}{q over 2 - sqrt{q^2 over 4-p^3 over 27} 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 math:fontstyle="normal">e</math:mi>
            <math:mrow>
              <math:mi>i</math:mi>
              <math:mfrac>
                <math:mo math:stretchy="false">π</math:mo>
                <math:mn>3</math:mn>
              </math:mfrac>
            </math:mrow>
          </math:msup>
          <math:mo math:stretchy="false">+</math:mo>
          <math:msup>
            <math:mi>e</math:mi>
            <math:mrow>
              <math:mi>i</math:mi>
              <math:mfrac>
                <math:mrow>
                  <math:mn>2</math:mn>
                  <math:mo math:stretchy="false">π</math:mo>
                </math:mrow>
                <math:mn>3</math:mn>
              </math:mfrac>
            </math:mrow>
          </math:msup>
        </math:mrow>
        <math:mo math:stretchy="false">=</math:mo>
        <math:msqrt>
          <math:mn>3</math:mn>
        </math:msqrt>
      </math:mrow>
      <math:mi>i</math:mi>
    </math:mrow>
    <math:annotation math:encoding="StarMath 5.0">func e^{i %pi over 3}+e^{i {2 %pi} over 3}=sqrt 3 i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row>
        <math:mi>I</math:mi>
        <math:mo math:stretchy="false">=</math:mo>
        <math:mrow>
          <math:munderover>
            <math:mo math:stretchy="false">∫</math:mo>
            <math:mfrac>
              <math:mo math:stretchy="false">π</math:mo>
              <math:mn>2</math:mn>
            </math:mfrac>
            <math:mfrac>
              <math:mo math:stretchy="false">π</math:mo>
              <math:mn>2</math:mn>
            </math:mfrac>
          </math:munderover>
          <math:msup>
            <math:mi math:fontstyle="normal">e</math:mi>
            <math:mi>x</math:mi>
          </math:msup>
        </math:mrow>
      </math:mrow>
      <math:mi>sin</math:mi>
      <math:mi>x</math:mi>
      <math:mi math:fontstyle="italic">dx</math:mi>
    </math:mrow>
    <math:annotation math:encoding="StarMath 5.0">I=int from{%pi over 2} to{%pi over 2} func e^x sin x dx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o math:stretchy="false">Δ</math:mo>
    <math:annotation math:encoding="StarMath 5.0">%DELTA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J</math:mi>
          <math:mi>n</math:mi>
        </math:msub>
        <math:mo math:stretchy="false">=</math:mo>
        <math:mrow>
          <math:munderover>
            <math:mo math:stretchy="false">∫</math:mo>
            <math:mn>0</math:mn>
            <math:mn>1</math:mn>
          </math:munderover>
          <math:msup>
            <math:mi>t</math:mi>
            <math:mrow>
              <math:mi>n</math:mi>
              <math:mo math:stretchy="false">+</math:mo>
              <math:mn>1</math:mn>
            </math:mrow>
          </math:msup>
        </math:mrow>
      </math:mrow>
      <math:msup>
        <math:mi>e</math:mi>
        <math:mrow>
          <math:mo math:stretchy="false">−</math:mo>
          <math:mi>t</math:mi>
        </math:mrow>
      </math:msup>
      <math:mi math:fontstyle="italic">dt</math:mi>
    </math:mrow>
    <math:annotation math:encoding="StarMath 5.0">J_n = int from 0 to 1 t^{n+1} e^-t dt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i>R</math:mi>
      <math:mo math:stretchy="false">&gt;</math:mo>
      <math:mn>0</math:mn>
    </math:mrow>
    <math:annotation math:encoding="StarMath 5.0">R&gt;0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−</math:mo>
          <math:mi>R</math:mi>
        </math:mrow>
        <math:mo math:stretchy="false">≤</math:mo>
        <math:mi>z</math:mi>
      </math:mrow>
      <math:mo math:stretchy="false">≤</math:mo>
      <math:mi>R</math:mi>
    </math:mrow>
    <math:annotation math:encoding="StarMath 5.0">-R leslant z leslant R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i math:fontstyle="italic">OIJ</math:mi>
      <math:mo math:stretchy="false">)</math:mo>
    </math:mrow>
    <math:annotation math:encoding="StarMath 5.0">(OIJ)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o math:stretchy="false">=</math:mo>
      <math:mrow>
        <math:msup>
          <math:mi>b</math:mi>
          <math:mn>2</math:mn>
        </math:msup>
        <math:mo math:stretchy="false">−</math:mo>
        <math:mn>4ac</math:mn>
      </math:mrow>
    </math:mrow>
    <math:annotation math:encoding="StarMath 5.0">%DELTA=b^2-4ac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sub>
      <math:mi>C</math:mi>
      <math:mi>z</math:mi>
    </math:msub>
    <math:annotation math:encoding="StarMath 5.0">C_z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sub>
      <math:mi>A</math:mi>
      <math:mi>z</math:mi>
    </math:msub>
    <math:annotation math:encoding="StarMath 5.0">A_z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sub>
      <math:mi>C</math:mi>
      <math:mi>z</math:mi>
    </math:msub>
    <math:annotation math:encoding="StarMath 5.0">C_z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i>R</math:mi>
    <math:annotation math:encoding="StarMath 5.0">R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A</math:mi>
          <math:mi>z</math:mi>
        </math:msub>
        <math:mo math:stretchy="false">=</math:mo>
        <math:mo math:stretchy="false">π</math:mo>
      </math:mrow>
      <math:mrow>
        <math:mo math:stretchy="false">(</math:mo>
        <math:mrow>
          <math:msup>
            <math:mi>R</math:mi>
            <math:mn>2</math:mn>
          </math:msup>
          <math:mo math:stretchy="false">−</math:mo>
          <math:msup>
            <math:mi>z</math:mi>
            <math:mn>2</math:mn>
          </math:msup>
        </math:mrow>
        <math:mo math:stretchy="false">)</math:mo>
      </math:mrow>
    </math:mrow>
    <math:annotation math:encoding="StarMath 5.0">A_z=%pi(R^2-z^2)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i>V</math:mi>
    <math:annotation math:encoding="StarMath 5.0">V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i>V</math:mi>
        <math:mo math:stretchy="false">=</math:mo>
        <math:mrow>
          <math:munderover>
            <math:mo math:stretchy="false">∫</math:mo>
            <math:mrow>
              <math:mo math:stretchy="false">−</math:mo>
              <math:mi>R</math:mi>
            </math:mrow>
            <math:mi>R</math:mi>
          </math:munderover>
          <math:mi>A</math:mi>
        </math:mrow>
      </math:mrow>
      <math:mrow>
        <math:mo math:stretchy="false">(</math:mo>
        <math:mi>z</math:mi>
        <math:mo math:stretchy="false">)</math:mo>
      </math:mrow>
      <math:mi math:fontstyle="italic">dz</math:mi>
    </math:mrow>
    <math:annotation math:encoding="StarMath 5.0">V=int from -R to R A(z)dz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row>
        <math:mi>V</math:mi>
        <math:mo math:stretchy="false">=</math:mo>
        <math:mfrac>
          <math:mn>4</math:mn>
          <math:mn>3</math:mn>
        </math:mfrac>
      </math:mrow>
      <math:mo math:stretchy="false">π</math:mo>
      <math:msup>
        <math:mi>R</math:mi>
        <math:mn>3</math:mn>
      </math:msup>
    </math:mrow>
    <math:annotation math:encoding="StarMath 5.0">V=4 over 3 %pi R^3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o math:stretchy="false">&lt;</math:mo>
      <math:mn>0</math:mn>
    </math:mrow>
    <math:annotation math:encoding="StarMath 5.0">%DELTA &lt; 0 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row>
            <math:mi>h</math:mi>
            <math:mo math:stretchy="false">→</math:mo>
            <math:mn>0</math:mn>
          </math:mrow>
        </math:munder>
        <math:mfrac>
          <math:mrow>
            <math:msup>
              <math:mi>e</math:mi>
              <math:mi>h</math:mi>
            </math:msup>
            <math:mo math:stretchy="false">−</math:mo>
            <math:mn>1</math:mn>
          </math:mrow>
          <math:mi>h</math:mi>
        </math:mfrac>
      </math:mrow>
      <math:mo math:stretchy="false">=</math:mo>
      <math:mn>1</math:mn>
    </math:mrow>
    <math:annotation math:encoding="StarMath 5.0">lim from{h %tendto 0} {{e^h-1} over h} = 1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∈</math:mo>
      <math:mo math:stretchy="false">ℕ</math:mo>
    </math:mrow>
    <math:annotation math:encoding="StarMath 5.0">n in setN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&gt;</math:mo>
      <math:mn>0</math:mn>
    </math:mrow>
    <math:annotation math:encoding="StarMath 5.0">x&gt;0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frac>
        <math:msup>
          <math:mi>e</math:mi>
          <math:mi>x</math:mi>
        </math:msup>
        <math:msup>
          <math:mi>x</math:mi>
          <math:mi>n</math:mi>
        </math:msup>
      </math:mfrac>
      <math:mo math:stretchy="false">=</math:mo>
      <math:msup>
        <math:mi>e</math:mi>
        <math:mrow>
          <math:mi>x</math:mi>
          <math:mfenced math:open="[" math:close="]">
            <math:mrow>
              <math:mrow>
                <math:mn>1</math:mn>
                <math:mo math:stretchy="false">−</math:mo>
                <math:mi>n</math:mi>
              </math:mrow>
              <math:mfrac>
                <math:mrow>
                  <math:mi>ln</math:mi>
                  <math:mi>x</math:mi>
                </math:mrow>
                <math:mi>x</math:mi>
              </math:mfrac>
            </math:mrow>
          </math:mfenced>
        </math:mrow>
      </math:msup>
    </math:mrow>
    <math:annotation math:encoding="StarMath 5.0">e^x over x^n = e^{x left[1-n {ln x} over x right]}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row>
            <math:mi>x</math:mi>
            <math:mrow>
              <math:mo math:stretchy="false">→</math:mo>
              <math:mo math:stretchy="false">+</math:mo>
              <math:mo math:stretchy="false">∞</math:mo>
            </math:mrow>
          </math:mrow>
        </math:munder>
        <math:mfrac>
          <math:msup>
            <math:mi>e</math:mi>
            <math:mi>x</math:mi>
          </math:msup>
          <math:msup>
            <math:mi>x</math:mi>
            <math:mi>n</math:mi>
          </math:msup>
        </math:mfrac>
      </math:mrow>
      <math:mo math:stretchy="false">=</math:mo>
      <math:mrow>
        <math:mo math:stretchy="false">+</math:mo>
        <math:mo math:stretchy="false">∞</math:mo>
      </math:mrow>
    </math:mrow>
    <math:annotation math:encoding="StarMath 5.0">lim from{x %tendto +infinity} {e^x over x^n} = +infinity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&gt;</math:mo>
      <math:mn>0</math:mn>
    </math:mrow>
    <math:annotation math:encoding="StarMath 5.0">x&gt;0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&gt;</math:mo>
      <math:mn>0</math:mn>
    </math:mrow>
    <math:annotation math:encoding="StarMath 5.0">x&gt;0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≥</math:mo>
      <math:mn>2</math:mn>
    </math:mrow>
    <math:annotation math:encoding="StarMath 5.0">n geslant 2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f</math:mi>
            <math:mi>n</math:mi>
          </math:msub>
          <math:mrow>
            <math:mrow>
              <math:mo math:stretchy="false">(</math:mo>
              <math:mi>x</math:mi>
              <math:mo math:stretchy="false">)</math:mo>
            </math:mrow>
            <math:mo math:stretchy="false">−</math:mo>
            <math:msub>
              <math:mi>f</math:mi>
              <math:mi>n</math:mi>
            </math:msub>
          </math:mrow>
          <math:mrow>
            <math:mo math:stretchy="false">(</math:mo>
            <math:mn>0</math:mn>
            <math:mo math:stretchy="false">)</math:mo>
          </math:mrow>
        </math:mrow>
        <math:mi>x</math:mi>
      </math:mfrac>
      <math:mo math:stretchy="false">=</math:mo>
      <math:msup>
        <math:mi>e</math:mi>
        <math:mrow>
          <math:mfenced math:open="" math:close="">
            <math:mrow>
              <math:mfrac>
                <math:mn>1</math:mn>
                <math:mi>n</math:mi>
              </math:mfrac>
              <math:mo math:stretchy="false">−</math:mo>
              <math:mn>1</math:mn>
            </math:mrow>
          </math:mfenced>
          <math:mi>ln</math:mi>
          <math:mrow>
            <math:mo math:stretchy="false">(</math:mo>
            <math:mi>x</math:mi>
            <math:mo math:stretchy="false">)</math:mo>
          </math:mrow>
        </math:mrow>
      </math:msup>
    </math:mrow>
    <math:annotation math:encoding="StarMath 5.0">{f_n(x)-f_n(0)} over x = e^{left(1 over n -1 right) ln (x)}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ln</math:mi>
            <math:mrow>
              <math:mo math:stretchy="false">(</math:mo>
              <math:mi>x</math:mi>
              <math:mo math:stretchy="false">)</math:mo>
            </math:mrow>
          </math:mrow>
          <math:msup>
            <math:mi>x</math:mi>
            <math:mi>n</math:mi>
          </math:msup>
        </math:mfrac>
        <math:mo math:stretchy="false">=</math:mo>
        <math:mfrac>
          <math:mn>1</math:mn>
          <math:mi>n</math:mi>
        </math:mfrac>
      </math:mrow>
      <math:mfrac>
        <math:mrow>
          <math:mi>ln</math:mi>
          <math:mrow>
            <math:mo math:stretchy="false">(</math:mo>
            <math:msup>
              <math:mi>x</math:mi>
              <math:mi>n</math:mi>
            </math:msup>
            <math:mo math:stretchy="false">)</math:mo>
          </math:mrow>
        </math:mrow>
        <math:msup>
          <math:mi>x</math:mi>
          <math:mi>n</math:mi>
        </math:msup>
      </math:mfrac>
    </math:mrow>
    <math:annotation math:encoding="StarMath 5.0">{ln(x)} over x^n = 1 over n {ln(x^n)} over x^n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o math:stretchy="false">=</math:mo>
      <math:mn>0</math:mn>
    </math:mrow>
    <math:annotation math:encoding="StarMath 5.0">%DELTA = 0 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row>
        <math:mi>t</math:mi>
        <math:mo math:stretchy="false">=</math:mo>
        <math:mi>K</math:mi>
      </math:mrow>
      <math:mfenced math:open="" math:close="">
        <math:mrow>
          <math:msup>
            <math:mi>h</math:mi>
            <math:mfrac>
              <math:mn>5</math:mn>
              <math:mn>2</math:mn>
            </math:mfrac>
          </math:msup>
          <math:mo math:stretchy="false">−</math:mo>
          <math:msup>
            <math:mi>z</math:mi>
            <math:mfrac>
              <math:mn>5</math:mn>
              <math:mn>2</math:mn>
            </math:mfrac>
          </math:msup>
        </math:mrow>
      </math:mfenced>
    </math:mrow>
    <math:annotation math:encoding="StarMath 5.0">t=K left( h^{5 over 2}-z^{5 over 2} right)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i>K</math:mi>
        <math:mo math:stretchy="false">=</math:mo>
        <math:mfrac>
          <math:mrow>
            <math:mn>2</math:mn>
            <math:mo math:stretchy="false">π</math:mo>
          </math:mrow>
          <math:mn>3</math:mn>
        </math:mfrac>
      </math:mrow>
      <math:mfrac>
        <math:mrow>
          <math:msup>
            <math:mi>tan</math:mi>
            <math:mn>2</math:mn>
          </math:msup>
          <math:mo math:stretchy="false">α</math:mo>
        </math:mrow>
        <math:mrow>
          <math:mi>A</math:mi>
          <math:msqrt>
            <math:mrow>
              <math:mn>2</math:mn>
              <math:mi>g</math:mi>
            </math:mrow>
          </math:msqrt>
        </math:mrow>
      </math:mfrac>
    </math:mrow>
    <math:annotation math:encoding="StarMath 5.0">K={2%pi} over 3 {tan^2  %alpha} over {A sqrt{2 g}}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row>
              <math:mi>a</math:mi>
              <math:mo math:stretchy="false">+</math:mo>
              <math:mi>b</math:mi>
            </math:mrow>
            <math:mo math:stretchy="false">)</math:mo>
          </math:mrow>
          <math:mi>n</math:mi>
        </math:msup>
        <math:mo math:stretchy="false">=</math:mo>
        <math:mrow>
          <math:msup>
            <math:mi>a</math:mi>
            <math:mi>n</math:mi>
          </math:msup>
          <math:mo math:stretchy="false">+</math:mo>
          <math:mfenced math:open="" math:close="">
            <math:mtable>
              <math:mtr>
                <math:mi>n</math:mi>
              </math:mtr>
              <math:mtr>
                <math:mn>1</math:mn>
              </math:mtr>
            </math:mtable>
          </math:mfenced>
        </math:mrow>
      </math:mrow>
      <math:msup>
        <math:mi>a</math:mi>
        <math:mrow>
          <math:mi>n</math:mi>
          <math:mo math:stretchy="false">−</math:mo>
          <math:mn>1</math:mn>
        </math:mrow>
      </math:msup>
      <math:mrow>
        <math:mi>b</math:mi>
        <math:mo math:stretchy="false">+</math:mo>
        <math:mfenced math:open="" math:close="">
          <math:mtable>
            <math:mtr>
              <math:mi>n</math:mi>
            </math:mtr>
            <math:mtr>
              <math:mn>2</math:mn>
            </math:mtr>
          </math:mtable>
        </math:mfenced>
      </math:mrow>
      <math:msup>
        <math:mi>a</math:mi>
        <math:mrow>
          <math:mi>n</math:mi>
          <math:mo math:stretchy="false">−</math:mo>
          <math:mn>2</math:mn>
        </math:mrow>
      </math:msup>
      <math:mrow>
        <math:mrow>
          <math:msup>
            <math:mi>b</math:mi>
            <math:mn>2</math:mn>
          </math:msup>
          <math:mo math:stretchy="false">+</math:mo>
          <math:mo math:stretchy="false">…</math:mo>
        </math:mrow>
        <math:mo math:stretchy="false">+</math:mo>
        <math:mfenced math:open="" math:close="">
          <math:mtable>
            <math:mtr>
              <math:mi>n</math:mi>
            </math:mtr>
            <math:mtr>
              <math:mrow>
                <math:mi>n</math:mi>
                <math:mo math:stretchy="false">−</math:mo>
                <math:mn>1</math:mn>
              </math:mrow>
            </math:mtr>
          </math:mtable>
        </math:mfenced>
      </math:mrow>
      <math:mrow>
        <math:msup>
          <math:mi math:fontstyle="italic">ab</math:mi>
          <math:mrow>
            <math:mi>n</math:mi>
            <math:mo math:stretchy="false">−</math:mo>
            <math:mn>1</math:mn>
          </math:mrow>
        </math:msup>
        <math:mo math:stretchy="false">+</math:mo>
        <math:msup>
          <math:mi>b</math:mi>
          <math:mi>n</math:mi>
        </math:msup>
      </math:mrow>
    </math:mrow>
    <math:annotation math:encoding="StarMath 5.0">(a+b)^n=a^n+left( stack{n # 1} right)a^{n-1}b+left( stack{n # 2} right)a^{n-2}b^2 + dotslow + left( stack{n # n-1} right)ab^{n-1}+b^n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row>
              <math:mi>a</math:mi>
              <math:mo math:stretchy="false">+</math:mo>
              <math:mi>b</math:mi>
            </math:mrow>
            <math:mo math:stretchy="false">)</math:mo>
          </math:mrow>
          <math:mi>n</math:mi>
        </math:msup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n>0</math:mn>
            </math:mrow>
            <math:mi>n</math:mi>
          </math:munderover>
          <math:mfenced math:open="" math:close="">
            <math:mtable>
              <math:mtr>
                <math:mi>n</math:mi>
              </math:mtr>
              <math:mtr>
                <math:mi>k</math:mi>
              </math:mtr>
            </math:mtable>
          </math:mfenced>
        </math:mrow>
      </math:mrow>
      <math:msup>
        <math:mi>a</math:mi>
        <math:mrow>
          <math:mi>n</math:mi>
          <math:mo math:stretchy="false">−</math:mo>
          <math:mi>k</math:mi>
        </math:mrow>
      </math:msup>
      <math:msup>
        <math:mi>b</math:mi>
        <math:mi>k</math:mi>
      </math:msup>
    </math:mrow>
    <math:annotation math:encoding="StarMath 5.0">(a+b)^n=sum from{k=0} to{n} left( stack{ n # k } right)a^{n-k}b^k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i>p</math:mi>
          </math:mtr>
          <math:mtr>
            <math:mi>n</math:mi>
          </math:mtr>
        </math:mtable>
      </math:mfenced>
      <math:mo math:stretchy="false">=</math:mo>
      <math:mrow>
        <math:mfenced math:open="" math:close="">
          <math:mtable>
            <math:mtr>
              <math:mrow>
                <math:mi>p</math:mi>
                <math:mo math:stretchy="false">−</math:mo>
                <math:mn>1</math:mn>
              </math:mrow>
            </math:mtr>
            <math:mtr>
              <math:mrow>
                <math:mi>n</math:mi>
                <math:mo math:stretchy="false">−</math:mo>
                <math:mn>1</math:mn>
              </math:mrow>
            </math:mtr>
          </math:mtable>
        </math:mfenced>
        <math:mo math:stretchy="false">+</math:mo>
        <math:mfenced math:open="" math:close="">
          <math:mtable>
            <math:mtr>
              <math:mi>p</math:mi>
            </math:mtr>
            <math:mtr>
              <math:mrow>
                <math:mi>n</math:mi>
                <math:mo math:stretchy="false">−</math:mo>
                <math:mn>1</math:mn>
              </math:mrow>
            </math:mtr>
          </math:mtable>
        </math:mfenced>
      </math:mrow>
    </math:mrow>
    <math:annotation math:encoding="StarMath 5.0">left( stack {p#n} right)=left(stack{p-1#n-1}right)+left(stack{p#n-1}right)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fenced math:open="" math:close="">
        <math:mtable>
          <math:mtr>
            <math:mtd>
              <math:mn>3</math:mn>
            </math:mtd>
            <math:mtd>
              <math:mn>5</math:mn>
            </math:mtd>
          </math:mtr>
          <math:mtr>
            <math:mtd>
              <math:mn>1</math:mn>
            </math:mtd>
            <math:mtd>
              <math:mn>2</math:mn>
            </math:mtd>
          </math:mtr>
        </math:mtable>
      </math:mfenced>
    </math:mrow>
    <math:annotation math:encoding="StarMath 5.0">A=left(matrix{3 # 5 ## 1 # 2}right)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=</math:mo>
      <math:mfenced math:open="" math:close="">
        <math:mtable>
          <math:mtr>
            <math:mtd>
              <math:mi>a</math:mi>
            </math:mtd>
            <math:mtd>
              <math:mi>b</math:mi>
            </math:mtd>
          </math:mtr>
          <math:mtr>
            <math:mtd>
              <math:mi>c</math:mi>
            </math:mtd>
            <math:mtd>
              <math:mi>d</math:mi>
            </math:mtd>
          </math:mtr>
        </math:mtable>
      </math:mfenced>
    </math:mrow>
    <math:annotation math:encoding="StarMath 5.0">B=left(matrix{a # b ## c # d}right)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×</math:mo>
        <math:mi>B</math:mi>
      </math:mrow>
      <math:mo math:stretchy="false">=</math:mo>
      <math:msub>
        <math:mi>I</math:mi>
        <math:mn>2</math:mn>
      </math:msub>
    </math:mrow>
    <math:annotation math:encoding="StarMath 5.0">A times B = I_2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A</math:mi>
          <math:mo math:stretchy="false">×</math:mo>
          <math:mi>B</math:mi>
        </math:mrow>
        <math:mo math:stretchy="false">=</math:mo>
        <math:mrow>
          <math:mfenced math:open="" math:close="">
            <math:mtable>
              <math:mtr>
                <math:mtd>
                  <math:mn>3</math:mn>
                </math:mtd>
                <math:mtd>
                  <math:mn>5</math:mn>
                </math:mtd>
              </math:mtr>
              <math:mtr>
                <math:mtd>
                  <math:mn>1</math:mn>
                </math:mtd>
                <math:mtd>
                  <math:mn>2</math:mn>
                </math:mtd>
              </math:mtr>
            </math:mtable>
          </math:mfenced>
          <math:mo math:stretchy="false">×</math:mo>
          <math:mfenced math:open="" math:close="">
            <math:mtable>
              <math:mtr>
                <math:mtd>
                  <math:mi>a</math:mi>
                </math:mtd>
                <math:mtd>
                  <math:mi>b</math:mi>
                </math:mtd>
              </math:mtr>
              <math:mtr>
                <math:mtd>
                  <math:mi>c</math:mi>
                </math:mtd>
                <math:mtd>
                  <math:mi>d</math:mi>
                </math:mtd>
              </math:mtr>
            </math:mtable>
          </math:mfenced>
        </math:mrow>
      </math:mrow>
      <math:mo math:stretchy="false">=</math:mo>
      <math:mfenced math:open="" math:close="">
        <math:mtable>
          <math:mtr>
            <math:mtd>
              <math:mrow>
                <math:mn>3</math:mn>
                <math:mrow>
                  <math:mi>a</math:mi>
                  <math:mo math:stretchy="false">+</math:mo>
                  <math:mn>5</math:mn>
                </math:mrow>
                <math:mi>c</math:mi>
              </math:mrow>
            </math:mtd>
            <math:mtd>
              <math:mrow>
                <math:mn>3</math:mn>
                <math:mrow>
                  <math:mi>b</math:mi>
                  <math:mo math:stretchy="false">+</math:mo>
                  <math:mn>5</math:mn>
                </math:mrow>
                <math:mi>d</math:mi>
              </math:mrow>
            </math:mtd>
          </math:mtr>
          <math:mtr>
            <math:mtd>
              <math:mrow>
                <math:mrow>
                  <math:mi>a</math:mi>
                  <math:mo math:stretchy="false">+</math:mo>
                  <math:mn>2</math:mn>
                </math:mrow>
                <math:mi>c</math:mi>
              </math:mrow>
            </math:mtd>
            <math:mtd>
              <math:mrow>
                <math:mi>b</math:mi>
                <math:mo math:stretchy="false">+</math:mo>
                <math:mn>2d</math:mn>
              </math:mrow>
            </math:mtd>
          </math:mtr>
        </math:mtable>
      </math:mfenced>
    </math:mrow>
    <math:annotation math:encoding="StarMath 5.0">A times B=left(matrix{3#5##1#2}right) times left(matrix{a#b##c#d} right)=left(matrix{3 a+5 c#3 b+5 d##a+2 c#b+2d}right)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×</math:mo>
        <math:mi>B</math:mi>
      </math:mrow>
      <math:mo math:stretchy="false">=</math:mo>
      <math:mfenced math:open="" math:close="">
        <math:mtable>
          <math:mtr>
            <math:mtd>
              <math:mn>1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1</math:mn>
            </math:mtd>
          </math:mtr>
        </math:mtable>
      </math:mfenced>
    </math:mrow>
    <math:annotation math:encoding="StarMath 5.0">A times B = left( matrix{1#0##0#1}right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o math:stretchy="false">&gt;</math:mo>
      <math:mn>0</math:mn>
    </math:mrow>
    <math:annotation math:encoding="StarMath 5.0">%DELTA &gt; 0 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fenced math:open="{" math:close="}">
      <math:mtable>
        <math:mtr>
          <math:mrow>
            <math:mrow>
              <math:mn>3a</math:mn>
              <math:mo math:stretchy="false">+</math:mo>
              <math:mn>5c</math:mn>
            </math:mrow>
            <math:mo math:stretchy="false">=</math:mo>
            <math:mn>1</math:mn>
          </math:mrow>
        </math:mtr>
        <math:mtr>
          <math:mrow>
            <math:mrow>
              <math:mi>a</math:mi>
              <math:mo math:stretchy="false">+</math:mo>
              <math:mn>2c</math:mn>
            </math:mrow>
            <math:mo math:stretchy="false">=</math:mo>
            <math:mn>0</math:mn>
          </math:mrow>
        </math:mtr>
        <math:mtr>
          <math:mrow>
            <math:mrow>
              <math:mn>3b</math:mn>
              <math:mo math:stretchy="false">+</math:mo>
              <math:mn>5d</math:mn>
            </math:mrow>
            <math:mo math:stretchy="false">=</math:mo>
            <math:mn>0</math:mn>
          </math:mrow>
        </math:mtr>
        <math:mtr>
          <math:mrow>
            <math:mrow>
              <math:mi>b</math:mi>
              <math:mo math:stretchy="false">+</math:mo>
              <math:mn>2d</math:mn>
            </math:mrow>
            <math:mo math:stretchy="false">=</math:mo>
            <math:mn>1</math:mn>
          </math:mrow>
        </math:mtr>
      </math:mtable>
    </math:mfenced>
    <math:annotation math:encoding="StarMath 5.0">left lbrace stack{3a+5c=1#a+2c=0#3b+5d=0#b+2d=1} right rbrace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n>2</math:mn>
    </math:mrow>
    <math:annotation math:encoding="StarMath 5.0">a=2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=</math:mo>
      <math:mn>5</math:mn>
    </math:mrow>
    <math:annotation math:encoding="StarMath 5.0">b=5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=</math:mo>
      <math:mn>3</math:mn>
    </math:mrow>
    <math:annotation math:encoding="StarMath 5.0">d=3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sup>
        <math:mi>A</math:mi>
        <math:mrow>
          <math:mo math:stretchy="false">−</math:mo>
          <math:mn>1</math:mn>
        </math:mrow>
      </math:msup>
      <math:mo math:stretchy="false">=</math:mo>
      <math:mfenced math:open="" math:close="">
        <math:mtable>
          <math:mtr>
            <math:mtd>
              <math:mn>2</math:mn>
            </math:mtd>
            <math:mtd>
              <math:mrow>
                <math:mo math:stretchy="false">−</math:mo>
                <math:mn>5</math:mn>
              </math:mrow>
            </math:mtd>
          </math:mtr>
          <math:mtr>
            <math:mtd>
              <math:mrow>
                <math:mo math:stretchy="false">−</math:mo>
                <math:mn>1</math:mn>
              </math:mrow>
            </math:mtd>
            <math:mtd>
              <math:mn>3</math:mn>
            </math:mtd>
          </math:mtr>
        </math:mtable>
      </math:mfenced>
    </math:mrow>
    <math:annotation math:encoding="StarMath 5.0">A^-1= left( matrix{2 # -5 ## -1 # 3} right)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fenced math:open="" math:close="">
        <math:mtable>
          <math:mtr>
            <math:mtd>
              <math:mn>1</math:mn>
            </math:mtd>
            <math:mtd>
              <math:mn>2</math:mn>
            </math:mtd>
            <math:mtd>
              <math:mn>3</math:mn>
            </math:mtd>
          </math:mtr>
          <math:mtr>
            <math:mtd>
              <math:mn>0</math:mn>
            </math:mtd>
            <math:mtd>
              <math:mrow>
                <math:mo math:stretchy="false">−</math:mo>
                <math:mn>5</math:mn>
              </math:mrow>
            </math:mtd>
            <math:mtd>
              <math:mn>1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row>
                <math:mo math:stretchy="false">−</math:mo>
                <math:mn>2</math:mn>
              </math:mrow>
            </math:mtd>
          </math:mtr>
        </math:mtable>
      </math:mfenced>
    </math:mrow>
    <math:annotation math:encoding="StarMath 5.0">A=left( matrix{1#2#3##0#-5#1##0#0#-2} right)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=</math:mo>
      <math:mfenced math:open="" math:close="">
        <math:mtable>
          <math:mtr>
            <math:mtd>
              <math:mn>1</math:mn>
            </math:mtd>
            <math:mtd>
              <math:mfrac>
                <math:mn>2</math:mn>
                <math:mn>5</math:mn>
              </math:mfrac>
            </math:mtd>
            <math:mtd>
              <math:mfrac>
                <math:mn>17</math:mn>
                <math:mn>10</math:mn>
              </math:mfrac>
            </math:mtd>
          </math:mtr>
          <math:mtr>
            <math:mtd>
              <math:mn>0</math:mn>
            </math:mtd>
            <math:mtd>
              <math:mrow>
                <math:mo math:stretchy="false">−</math:mo>
                <math:mfrac>
                  <math:mn>1</math:mn>
                  <math:mn>5</math:mn>
                </math:mfrac>
              </math:mrow>
            </math:mtd>
            <math:mtd>
              <math:mrow>
                <math:mo math:stretchy="false">−</math:mo>
                <math:mfrac>
                  <math:mn>1</math:mn>
                  <math:mn>10</math:mn>
                </math:mfrac>
              </math:mrow>
            </math:mtd>
          </math:mtr>
          <math:mtr>
            <math:mtd>
              <math:mn>0</math:mn>
            </math:mtd>
            <math:mtd>
              <math:mn>0</math:mn>
            </math:mtd>
            <math:mtd>
              <math:mrow>
                <math:mo math:stretchy="false">−</math:mo>
                <math:mfrac>
                  <math:mn>1</math:mn>
                  <math:mn>2</math:mn>
                </math:mfrac>
              </math:mrow>
            </math:mtd>
          </math:mtr>
        </math:mtable>
      </math:mfenced>
    </math:mrow>
    <math:annotation math:encoding="StarMath 5.0">B=left(matrix{1#2 over 5# 17 over 10##0#-{1 over 5}#-{1 over 10}##0#0#-{1 over 2}} right)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multiscripts>
        <math:mrow>
          <math:mo math:stretchy="false">(</math:mo>
          <math:mrow>
            <math:mi>A</math:mi>
            <math:mo math:stretchy="false">×</math:mo>
            <math:mi>B</math:mi>
          </math:mrow>
          <math:mo math:stretchy="false">)</math:mo>
        </math:mrow>
        <math:mprescripts/>
        <math:none/>
        <math:mi>t</math:mi>
      </math:mmultiscripts>
      <math:mo math:stretchy="false">=</math:mo>
      <math:mrow>
        <math:mmultiscripts>
          <math:mi>B</math:mi>
          <math:mprescripts/>
          <math:none/>
          <math:mi>t</math:mi>
        </math:mmultiscripts>
        <math:mo math:stretchy="false">×</math:mo>
        <math:mmultiscripts>
          <math:mi>A</math:mi>
          <math:mprescripts/>
          <math:none/>
          <math:mi>t</math:mi>
        </math:mmultiscripts>
      </math:mrow>
    </math:mrow>
    <math:annotation math:encoding="StarMath 5.0">{(A times B)} lsup{t} = B lsup t times A lsup t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fenced math:open="" math:close="">
        <math:mrow>
          <math:mfrac>
            <math:mn>3</math:mn>
            <math:mrow>
              <math:mn>4</math:mn>
              <math:mo math:stretchy="false">+</math:mo>
              <math:mn>3</math:mn>
            </math:mrow>
          </math:mfrac>
          <math:mi>;</math:mi>
          <math:mfrac>
            <math:mn>6</math:mn>
            <math:mn>7</math:mn>
          </math:mfrac>
          <math:mi>;</math:mi>
          <math:mfrac>
            <math:mn>2</math:mn>
            <math:mn>7</math:mn>
          </math:mfrac>
        </math:mrow>
      </math:mfenced>
    </math:mrow>
    <math:annotation math:encoding="StarMath 5.0">vec u left( 3 over {4+3};6 over 7; 2 over 7 right) </math:annotation>
  </math:semantics>
</math:math>
</file>